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3.921cm"/>
    </style:style>
    <style:style style:name="co4" style:family="table-column">
      <style:table-column-properties fo:break-before="auto" style:column-width="5.346cm"/>
    </style:style>
    <style:style style:name="co5" style:family="table-column">
      <style:table-column-properties fo:break-before="auto" style:column-width="8.641cm"/>
    </style:style>
    <style:style style:name="co6" style:family="table-column">
      <style:table-column-properties fo:break-before="auto" style:column-width="3.821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8.941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12.689cm"/>
    </style:style>
    <style:style style:name="co14" style:family="table-column">
      <style:table-column-properties fo:break-before="auto" style:column-width="9.476cm"/>
    </style:style>
    <style:style style:name="co15" style:family="table-column">
      <style:table-column-properties fo:break-before="auto" style:column-width="2.895cm"/>
    </style:style>
    <style:style style:name="co16" style:family="table-column">
      <style:table-column-properties fo:break-before="auto" style:column-width="3.766cm"/>
    </style:style>
    <style:style style:name="co17" style:family="table-column">
      <style:table-column-properties fo:break-before="auto" style:column-width="3.085cm"/>
    </style:style>
    <style:style style:name="co18" style:family="table-column">
      <style:table-column-properties fo:break-before="auto" style:column-width="3.113cm"/>
    </style:style>
    <style:style style:name="co19" style:family="table-column">
      <style:table-column-properties fo:break-before="auto" style:column-width="1.316cm"/>
    </style:style>
    <style:style style:name="co20" style:family="table-column">
      <style:table-column-properties fo:break-before="auto" style:column-width="1.85cm"/>
    </style:style>
    <style:style style:name="co21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88cm"/>
    </style:style>
    <style:style style:name="co23" style:family="table-column">
      <style:table-column-properties fo:break-before="auto" style:column-width="1.859cm"/>
    </style:style>
    <style:style style:name="co24" style:family="table-column">
      <style:table-column-properties fo:break-before="auto" style:column-width="1.824cm"/>
    </style:style>
    <style:style style:name="co25" style:family="table-column">
      <style:table-column-properties fo:break-before="auto" style:column-width="12.617cm"/>
    </style:style>
    <style:style style:name="co26" style:family="table-column">
      <style:table-column-properties fo:break-before="auto" style:column-width="5.699cm"/>
    </style:style>
    <style:style style:name="co27" style:family="table-column">
      <style:table-column-properties fo:break-before="auto" style:column-width="9.894cm"/>
    </style:style>
    <style:style style:name="co28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1" number:automatic-order="tru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8" style:family="table-cell" style:parent-style-name="Default" style:data-style-name="N109"/>
    <style:style style:name="ce13" style:family="table-cell" style:parent-style-name="Default" style:data-style-name="N53"/>
    <style:style style:name="ce14" style:family="table-cell" style:parent-style-name="Default" style:data-style-name="N51"/>
    <style:style style:name="ce11" style:family="table-cell" style:parent-style-name="Default" style:data-style-name="N36"/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/>
      <style:paragraph-properties fo:margin-left="0cm"/>
    </style:style>
    <style:style style:name="ce19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14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2-09-21T19:00:00" calcext:value-type="date">
            <text:p>2022-09-21T19:00</text:p>
          </table:table-cell>
          <table:table-cell office:value-type="date" office:date-value="2022-09-21T21:00:00" calcext:value-type="date">
            <text:p>2022-09-21T21:00</text:p>
          </table:table-cell>
          <table:table-cell office:value-type="string" calcext:value-type="string">
            <text:p>Ward 9 Councillor Candidates Meeting</text:p>
          </table:table-cell>
          <table:table-cell office:value-type="string" calcext:value-type="string">
            <text:p>Calvary Memorial United Church, 91 Gruhn St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9</text:p>
          </table:table-cell>
          <table:table-cell office:value-type="string" calcext:value-type="string">
            <text:p><text:a xlink:href="https://cherrypark.blogspot.com/2022/09/ward-9-city-councillor-all-candidate.html" xlink:type="simple">https://cherrypark.blogspot.com/2022/09/ward-9-city-councillor-all-candidate.html</text:a></text:p>
          </table:table-cell>
          <table:table-cell office:value-type="string" calcext:value-type="string">
            <text:p>Masks require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2-10-02T14:00:00" calcext:value-type="date">
            <text:p>2022-10-02T14:00</text:p>
          </table:table-cell>
          <table:table-cell office:value-type="date" office:date-value="2022-10-02T15:30:00" calcext:value-type="date">
            <text:p>2022-10-02T15:30</text:p>
          </table:table-cell>
          <table:table-cell office:value-type="string" calcext:value-type="string">
            <text:p>Meet the Ward 10 Candidates, October 2<text:span text:style-name="T1">nd</text:span></text:p>
          </table:table-cell>
          <table:table-cell office:value-type="string" calcext:value-type="string">
            <text:p>Downtown Community Centre, 35B Weber St W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10</text:p>
          </table:table-cell>
          <table:table-cell office:value-type="string" calcext:value-type="string">
            <text:p><text:a xlink:href="http://www.mhbpna.org/2022/09/12/meet-the-ward-10-candidates-october-2nd/" xlink:type="simple">http://www.mhbpna.org/2022/09/12/meet-the-ward-10-candidates-october-2nd/</text:a>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2-09-15T18:00:00" calcext:value-type="date">
            <text:p>2022-09-15T18:00</text:p>
          </table:table-cell>
          <table:table-cell office:value-type="date" office:date-value="2022-09-15T19:00:00" calcext:value-type="date">
            <text:p>2022-09-15T19:00</text:p>
          </table:table-cell>
          <table:table-cell office:value-type="string" calcext:value-type="string">
            <text:p>Jim and Belinda Karahalios Meet and Greet (Galt)</text:p>
          </table:table-cell>
          <table:table-cell office:value-type="string" calcext:value-type="string">
            <text:p>Galt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2-09-16T18:00:00" calcext:value-type="date">
            <text:p>2022-09-16T18:00</text:p>
          </table:table-cell>
          <table:table-cell office:value-type="date" office:date-value="2022-09-16T19:00:00" calcext:value-type="date">
            <text:p>2022-09-16T19:00</text:p>
          </table:table-cell>
          <table:table-cell office:value-type="string" calcext:value-type="string">
            <text:p>Jim and Belinda Karahalios Meet and Greet (Preston)</text:p>
          </table:table-cell>
          <table:table-cell office:value-type="string" calcext:value-type="string">
            <text:p>Preston</text:p>
          </table:table-cell>
          <table:table-cell table:number-columns-repeated="2"/>
          <table:table-cell office:value-type="string" calcext:value-type="string">
            <text:p>Cambridge-Ward-05, Cambridge-Ward-03</text:p>
          </table:table-cell>
          <table:table-cell office:value-type="string" calcext:value-type="string">
            <text:p><text:a xlink:href="https://twitter.com/BKarahalios/status/1569744770817196033" xlink:type="simple">https://twitter.com/BKarahalios/status/1569744770817196033</text:a></text:p>
          </table:table-cell>
          <table:table-cell office:value-type="string" calcext:value-type="string">
            <text:p>RSVP for meeting loca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2-10-19T19:00:00" calcext:value-type="date">
            <text:p>2022-10-19T19:00</text:p>
          </table:table-cell>
          <table:table-cell office:value-type="date" office:date-value="2022-10-19T21:00:00" calcext:value-type="date">
            <text:p>2022-10-19T21:00</text:p>
          </table:table-cell>
          <table:table-cell office:value-type="string" calcext:value-type="string">
            <text:p>Ward 7 and Mayoral Debate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7,Waterloo-Mayor</text:p>
          </table:table-cell>
          <table:table-cell office:value-type="string" calcext:value-type="string">
            <text:p>https://www.eventbrite.ca/e/waterloo-ward-7-councillor-and-mayoral-candidates-debate-tickets-440343147207</text:p>
          </table:table-cell>
          <table:table-cell office:value-type="string" calcext:value-type="string">
            <text:p>Note the date. We earlier published the incorrect date.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2-09-29T19:00:00" calcext:value-type="date">
            <text:p>2022-09-29T19:00</text:p>
          </table:table-cell>
          <table:table-cell office:value-type="date" office:date-value="2022-09-29T21:00:00" calcext:value-type="date">
            <text:p>2022-09-29T21:00</text:p>
          </table:table-cell>
          <table:table-cell office:value-type="string" calcext:value-type="string">
            <text:p>Regional Councillors Debate (Waterloo)</text:p>
          </table:table-cell>
          <table:table-cell office:value-type="string" calcext:value-type="string">
            <text:p>Waterloo Memorial Rec Complex, 101 Father David Bauer Drive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Waterloo</text:p>
          </table:table-cell>
          <table:table-cell office:value-type="string" calcext:value-type="string">
            <text:p><text:a xlink:href="https://www.facebook.com/maryallenneighbourhood/posts/pfbid02tym1CcKamGV3AuWbVKV8ebTRNxei4WGWvYfAXXGs9zVrjfBzhUvm1YckpWFTaPD5l" xlink:type="simple">https://www.facebook.com/maryallenneighbourhood/posts/pfbid02tym1CcKamGV3AuWbVKV8ebTRNxei4WGWvYfAXXGs9zVrjfBzhUvm1YckpWFTaPD5l</text:a></text:p>
          </table:table-cell>
          <table:table-cell office:value-type="string" calcext:value-type="string">
            <text:p>Note the date. We earlier published the incorrect date. Register at &lt;a href=”https://www.eventbrite.ca/e/waterloos-regional-councillor-candidates-debate-tickets-423017154697”&gt;https://www.eventbrite.ca/e/waterloos-regional-councillor-candidates-debate-tickets-423017154697&lt;/a&gt;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2-09-16T17:00:00" calcext:value-type="date">
            <text:p>2022-09-16T17:00</text:p>
          </table:table-cell>
          <table:table-cell office:value-type="date" office:date-value="2022-09-16T23:00:00" calcext:value-type="date">
            <text:p>2022-09-16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2-09-17T08:00:00" calcext:value-type="date">
            <text:p>2022-09-17T08:00</text:p>
          </table:table-cell>
          <table:table-cell office:value-type="date" office:date-value="2022-09-17T23:00:00" calcext:value-type="date">
            <text:p>2022-09-17T23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2-09-18T12:00:00" calcext:value-type="date">
            <text:p>2022-09-18T12:00</text:p>
          </table:table-cell>
          <table:table-cell office:value-type="date" office:date-value="2022-09-18T17:00:00" calcext:value-type="date">
            <text:p>2022-09-18T17:00</text:p>
          </table:table-cell>
          <table:table-cell office:value-type="string" calcext:value-type="string">
            <text:p>Martin Mirt Meet and Greet</text:p>
          </table:table-cell>
          <table:table-cell office:value-type="string" calcext:value-type="string">
            <text:p>New Hamburg Fall Fair, 251 Jacob St, New Hamburg, ON</text:p>
          </table:table-cell>
          <table:table-cell table:number-columns-repeated="2"/>
          <table:table-cell office:value-type="string" calcext:value-type="string">
            <text:p>SchoolBoard-Public-English-Waterloo-Wilmot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2-09-17T15:00:00" calcext:value-type="date">
            <text:p>2022-09-17T15:00</text:p>
          </table:table-cell>
          <table:table-cell office:value-type="date" office:date-value="2022-09-17T19:00:00" calcext:value-type="date">
            <text:p>2022-09-17T19:00</text:p>
          </table:table-cell>
          <table:table-cell office:value-type="string" calcext:value-type="string">
            <text:p>Dorothy McCabe Meet and Greet</text:p>
          </table:table-cell>
          <table:table-cell office:value-type="string" calcext:value-type="string">
            <text:p>Braeside Neighbourhood Association Street Party, Braeside Ave, Waterloo, ON</text:p>
          </table:table-cell>
          <table:table-cell table:number-columns-repeated="2"/>
          <table:table-cell office:value-type="string" calcext:value-type="string">
            <text:p>Waterloo-Mayor</text:p>
          </table:table-cell>
          <table:table-cell office:value-type="string" calcext:value-type="string">
            <text:p><text:a xlink:href="https://old.reddit.com/r/waterloo/comments/xf2dmy/election_meet_greets_and_debates/" xlink:type="simple">https://old.reddit.com/r/waterloo/comments/xf2dmy/election_meet_greets_and_debates/</text:a>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1:00:00" calcext:value-type="date">
            <text:p>2022-10-12T21:00</text:p>
          </table:table-cell>
          <table:table-cell office:value-type="string" calcext:value-type="string">
            <text:p>New Hamburg Board of Trade All-Candidates Meeting</text:p>
          </table:table-cell>
          <table:table-cell office:value-type="string" calcext:value-type="string">
            <text:p>New Hamburg Community Centre, 251 Jacob St, New Hamburg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ilmot-Mayor, Wilmot-Ward-04</text:p>
          </table:table-cell>
          <table:table-cell office:value-type="string" calcext:value-type="string">
            <text:p>https://www.facebook.com/NewHamburgBoT/photos/a.596985583846022/1992614217616478/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2-09-25T12:00:00" calcext:value-type="date">
            <text:p>2022-09-25T12:00</text:p>
          </table:table-cell>
          <table:table-cell office:value-type="date" office:date-value="2022-09-25T13:30:00" calcext:value-type="date">
            <text:p>2022-09-25T13:30</text:p>
          </table:table-cell>
          <table:table-cell office:value-type="string" calcext:value-type="string">
            <text:p>McGarry for Mayor meet &amp; greet</text:p>
          </table:table-cell>
          <table:table-cell office:value-type="string" calcext:value-type="string">
            <text:p>McGarry campaign office (unit 6) 561 Hespeler Road Cambridge, ON </text:p>
          </table:table-cell>
          <table:table-cell table:number-columns-repeated="2"/>
          <table:table-cell office:value-type="string" calcext:value-type="string">
            <text:p>Cambridge-Mayor</text:p>
          </table:table-cell>
          <table:table-cell office:value-type="string" calcext:value-type="string">
            <text:p>https://www.eventbrite.ca/e/mcgarry-for-mayor-meet-greet-tickets-4221876235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2-09-27T18:30:00" calcext:value-type="date">
            <text:p>2022-09-27T18:30</text:p>
          </table:table-cell>
          <table:table-cell office:value-type="date" office:date-value="2022-09-27T21:00:00" calcext:value-type="date">
            <text:p>2022-09-27T21:00</text:p>
          </table:table-cell>
          <table:table-cell office:value-type="string" calcext:value-type="string">
            <text:p>Meet the Candidates for Ward 7 and Ward 8 City of Kitchener Councillor</text:p>
          </table:table-cell>
          <table:table-cell office:value-type="string" calcext:value-type="string">
            <text:p>Westheights Community Church, 82 Westheights Drive, Kitchener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Kitchener-Ward-07, Kitchener-Ward-08</text:p>
          </table:table-cell>
          <table:table-cell office:value-type="string" calcext:value-type="string">
            <text:p>https://www.facebook.com/events/420694349921539</text:p>
          </table:table-cell>
          <table:table-cell office:value-type="string" calcext:value-type="string">
            <text:p>Alternative listing: &lt;a href=”http://fhcakitchener.ca/events.htm”&gt;http://fhcakitchener.ca/events.htm&lt;/a&gt;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2-09-26T12:30:00" calcext:value-type="date">
            <text:p>2022-09-26T12:30</text:p>
          </table:table-cell>
          <table:table-cell office:value-type="date" office:date-value="2022-09-26T15:00:00" calcext:value-type="date">
            <text:p>2022-09-26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2-10-17T13:00:00" calcext:value-type="date">
            <text:p>2022-10-17T13:00</text:p>
          </table:table-cell>
          <table:table-cell office:value-type="date" office:date-value="2022-10-17T15:00:00" calcext:value-type="date">
            <text:p>2022-10-17T15:00</text:p>
          </table:table-cell>
          <table:table-cell office:value-type="string" calcext:value-type="string">
            <text:p>Julie Molenaar Meet and Greet</text:p>
          </table:table-cell>
          <table:table-cell office:value-type="string" calcext:value-type="string">
            <text:p>1-60 Paulander Drive, Kitchener, ON</text:p>
          </table:table-cell>
          <table:table-cell table:number-columns-repeated="2"/>
          <table:table-cell office:value-type="string" calcext:value-type="string">
            <text:p>SchoolBoard-Catholic-English-Kitchener-Wilmot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2-10-11T18:00:00" calcext:value-type="date">
            <text:p>2022-10-11T18:0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<text:s/>Endorsed Candidate Meet &amp; Greet and October General Membership Meeting </text:p>
          </table:table-cell>
          <table:table-cell office:value-type="string" calcext:value-type="string">
            <text:p>ETFO Waterloo Office, 610 Wabanaki Drive, Kitchener, ON </text:p>
          </table:table-cell>
          <table:table-cell/>
          <table:table-cell office:value-type="string" calcext:value-type="string">
            <text:p>Cancelled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https://waterloolabour.ca/events/endorsed-candidate-meet-greet-and-october-general-membership-meeting/</text:p>
          </table:table-cell>
          <table:table-cell office:value-type="string" calcext:value-type="string">
            <text:p>RSVP required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2-10-05T19:00:00" calcext:value-type="date">
            <text:p>2022-10-05T19:00</text:p>
          </table:table-cell>
          <table:table-cell office:value-type="date" office:date-value="2022-10-05T21:30:00" calcext:value-type="date">
            <text:p>2022-10-05T21:30</text:p>
          </table:table-cell>
          <table:table-cell office:value-type="string" calcext:value-type="string">
            <text:p>Women in Politics WR - Meet the Candidates 2022</text:p>
          </table:table-cell>
          <table:table-cell office:value-type="string" calcext:value-type="string">
            <text:p>The Walper Hotel 20 Queen Street South Kitchener, ON </text:p>
          </table:table-cell>
          <table:table-cell table:number-columns-repeated="2"/>
          <table:table-cell office:value-type="string" calcext:value-type="string">
            <text:p>Kitchener-Ward-09, Kitchener-Ward-10</text:p>
          </table:table-cell>
          <table:table-cell office:value-type="string" calcext:value-type="string">
            <text:p>https://www.eventbrite.com/e/women-in-politics-wr-meet-the-candidates-2022-tickets-426965283657</text:p>
          </table:table-cell>
          <table:table-cell office:value-type="string" calcext:value-type="string">
            <text:p>Hosted by Brooklin Wallis and Stephanie Stretch. Other candidates may be present. Free, but a small donation for SHORE and Spectrum will be asked at the door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2-10-02T12:30:00" calcext:value-type="date">
            <text:p>2022-10-02T12:30</text:p>
          </table:table-cell>
          <table:table-cell office:value-type="date" office:date-value="2022-10-02T13:30:00" calcext:value-type="date">
            <text:p>2022-10-02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2-10-09T12:30:00" calcext:value-type="date">
            <text:p>2022-10-09T12:30</text:p>
          </table:table-cell>
          <table:table-cell office:value-type="date" office:date-value="2022-10-09T13:30:00" calcext:value-type="date">
            <text:p>2022-10-09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2-10-16T12:30:00" calcext:value-type="date">
            <text:p>2022-10-16T12:30</text:p>
          </table:table-cell>
          <table:table-cell office:value-type="date" office:date-value="2022-10-16T13:30:00" calcext:value-type="date">
            <text:p>2022-10-16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2-10-23T12:30:00" calcext:value-type="date">
            <text:p>2022-10-23T12:30</text:p>
          </table:table-cell>
          <table:table-cell office:value-type="date" office:date-value="2022-10-23T13:30:00" calcext:value-type="date">
            <text:p>2022-10-23T13:3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00 Laurelwood Drive, Unit 200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2-10-01T10:00:00" calcext:value-type="date">
            <text:p>2022-10-01T10:00</text:p>
          </table:table-cell>
          <table:table-cell office:value-type="date" office:date-value="2022-10-01T12:00:00" calcext:value-type="date">
            <text:p>2022-10-01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2-10-08T10:00:00" calcext:value-type="date">
            <text:p>2022-10-08T10:00</text:p>
          </table:table-cell>
          <table:table-cell office:value-type="date" office:date-value="2022-10-08T12:00:00" calcext:value-type="date">
            <text:p>2022-10-08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2-10-15T10:00:00" calcext:value-type="date">
            <text:p>2022-10-15T10:00</text:p>
          </table:table-cell>
          <table:table-cell office:value-type="date" office:date-value="2022-10-15T12:00:00" calcext:value-type="date">
            <text:p>2022-10-15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2-10-22T10:00:00" calcext:value-type="date">
            <text:p>2022-10-22T10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500 Fischer-Hallman Road N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2-10-03T16:00:00" calcext:value-type="date">
            <text:p>2022-10-03T16:00</text:p>
          </table:table-cell>
          <table:table-cell office:value-type="date" office:date-value="2022-10-03T17:00:00" calcext:value-type="date">
            <text:p>2022-10-03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2-10-10T16:00:00" calcext:value-type="date">
            <text:p>2022-10-10T16:00</text:p>
          </table:table-cell>
          <table:table-cell office:value-type="date" office:date-value="2022-10-10T17:00:00" calcext:value-type="date">
            <text:p>2022-10-10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2-10-17T16:00:00" calcext:value-type="date">
            <text:p>2022-10-17T16:00</text:p>
          </table:table-cell>
          <table:table-cell office:value-type="date" office:date-value="2022-10-17T17:00:00" calcext:value-type="date">
            <text:p>2022-10-17T17:00</text:p>
          </table:table-cell>
          <table:table-cell office:value-type="string" calcext:value-type="string">
            <text:p>Khaled Berbash Meet and Greet</text:p>
          </table:table-cell>
          <table:table-cell office:value-type="string" calcext:value-type="string">
            <text:p>650 Erb St W Unit A, Waterloo, ON</text:p>
          </table:table-cell>
          <table:table-cell table:number-columns-repeated="2"/>
          <table:table-cell office:value-type="string" calcext:value-type="string">
            <text:p>Waterloo-Ward-02</text:p>
          </table:table-cell>
          <table:table-cell office:value-type="string" calcext:value-type="string">
            <text:p>https://khaledberbash.com/events/</text:p>
          </table:table-cell>
          <table:table-cell office:value-type="string" calcext:value-type="string">
            <text:p>Subject to availability. Direct contact is encouraged to schedule a meeting/event.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" office:value-type="date" office:date-value="2022-10-01T09:00:00" calcext:value-type="date">
            <text:p>2022-10-01T09:00:00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3" office:value-type="date" office:date-value="2022-10-08T09:00:00" calcext:value-type="date">
            <text:p>2022-10-08T09:00:00</text:p>
          </table:table-cell>
          <table:table-cell table:style-name="ce13" office:value-type="date" office:date-value="2022-10-08T12:00:00" calcext:value-type="date">
            <text:p>2022-10-08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3" office:value-type="date" office:date-value="2022-10-15T09:00:00" calcext:value-type="date">
            <text:p>2022-10-15T09:00:00</text:p>
          </table:table-cell>
          <table:table-cell table:style-name="ce13" office:value-type="date" office:date-value="2022-10-15T12:00:00" calcext:value-type="date">
            <text:p>2022-10-15T12:00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2-10-22T09:00:00" calcext:value-type="date">
            <text:p>2022-10-22T09:00</text:p>
          </table:table-cell>
          <table:table-cell office:value-type="date" office:date-value="2022-10-22T12:00:00" calcext:value-type="date">
            <text:p>2022-10-22T12:00</text:p>
          </table:table-cell>
          <table:table-cell office:value-type="string" calcext:value-type="string">
            <text:p>Steven Martin “Open Doors” Meet and Greet</text:p>
          </table:table-cell>
          <table:table-cell office:value-type="string" calcext:value-type="string">
            <text:p>231 Peel St, New Hamburg, ON</text:p>
          </table:table-cell>
          <table:table-cell table:number-columns-repeated="2"/>
          <table:table-cell office:value-type="string" calcext:value-type="string">
            <text:p>Wilmot-Ward-04</text:p>
          </table:table-cell>
          <table:table-cell office:value-type="string" calcext:value-type="string">
            <text:p>https://www.stevenmartinwilmot.ca/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2-10-12T19:00:00" calcext:value-type="date">
            <text:p>2022-10-12T19:00</text:p>
          </table:table-cell>
          <table:table-cell office:value-type="date" office:date-value="2022-10-12T20:30:00" calcext:value-type="date">
            <text:p>2022-10-12T20:30</text:p>
          </table:table-cell>
          <table:table-cell office:value-type="string" calcext:value-type="string">
            <text:p>Candidates Debate: Ward 3 and Mayor</text:p>
          </table:table-cell>
          <table:table-cell office:value-type="string" calcext:value-type="string">
            <text:p>Breslau Community Centre, 100 Andover Dr, Breslau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3</text:p>
          </table:table-cell>
          <table:table-cell office:value-type="string" calcext:value-type="string">
            <text:p>https://www.facebook.com/BreslauRec/photos/a.10151577035066040/10162051549586040/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3" office:value-type="date" office:date-value="2022-10-01T12:00:00" calcext:value-type="date">
            <text:p>2022-10-01T12:00:00</text:p>
          </table:table-cell>
          <table:table-cell table:style-name="ce13" office:value-type="date" office:date-value="2022-10-01T14:00:00" calcext:value-type="date">
            <text:p>2022-10-01T14:00:00</text:p>
          </table:table-cell>
          <table:table-cell office:value-type="string" calcext:value-type="string">
            <text:p>Brooklin Wallis Meet and Greet</text:p>
          </table:table-cell>
          <table:table-cell office:value-type="string" calcext:value-type="string">
            <text:p>Willow River (Victoria) Park, Kitchener, ON</text:p>
          </table:table-cell>
          <table:table-cell table:number-columns-repeated="2"/>
          <table:table-cell office:value-type="string" calcext:value-type="string">
            <text:p>Kitchener-Ward-09</text:p>
          </table:table-cell>
          <table:table-cell office:value-type="string" calcext:value-type="string">
            <text:p>https://twitter.com/BrooklinWR/status/1574911191926857729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2-10-15T13:00:00" calcext:value-type="date">
            <text:p>2022-10-15T13:00</text:p>
          </table:table-cell>
          <table:table-cell office:value-type="date" office:date-value="2022-10-15T15:00:00" calcext:value-type="date">
            <text:p>2022-10-15T15:00</text:p>
          </table:table-cell>
          <table:table-cell office:value-type="string" calcext:value-type="string">
            <text:p>WRDSB Pub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https://cherrypark.blogspot.com/2022/10/public-school-trustees-for-kitchener_9.html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2-10-16T13:00:00" calcext:value-type="date">
            <text:p>2022-10-16T13:00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string" calcext:value-type="string">
            <text:p>WCDSB Catholic School Trustee Debate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https://cherrypark.blogspot.com/2022/10/catholic-school-trustees-for-kitchener.html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2-10-23T13:00:00" calcext:value-type="date">
            <text:p>2022-10-23T13:00</text:p>
          </table:table-cell>
          <table:table-cell office:value-type="date" office:date-value="2022-10-23T15:00:00" calcext:value-type="date">
            <text:p>2022-10-23T15:00</text:p>
          </table:table-cell>
          <table:table-cell office:value-type="string" calcext:value-type="string">
            <text:p>Regional Councillors Debate (Kitchener)</text:p>
          </table:table-cell>
          <table:table-cell office:value-type="string" calcext:value-type="string">
            <text:p>Victoria Hills Community Centre, 10 Chopin Drive, Kitchener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Regional-Kitchener</text:p>
          </table:table-cell>
          <table:table-cell office:value-type="string" calcext:value-type="string">
            <text:p>https://cherrypark.blogspot.com/2022/10/waterloo-regional-councilors-for.html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2-10-11T18:30:00" calcext:value-type="date">
            <text:p>2022-10-11T18:30</text:p>
          </table:table-cell>
          <table:table-cell office:value-type="date" office:date-value="2022-10-11T20:00:00" calcext:value-type="date">
            <text:p>2022-10-11T20:00</text:p>
          </table:table-cell>
          <table:table-cell office:value-type="string" calcext:value-type="string">
            <text:p>Elmira Lions Club Meet the Candidates Night</text:p>
          </table:table-cell>
          <table:table-cell office:value-type="string" calcext:value-type="string">
            <text:p>Elmira Lions Hall, 40 <text:s/>South Street West, Elmira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oolwich-Mayor, Woolwich-Ward-01, Woolwich-Ward-02</text:p>
          </table:table-cell>
          <table:table-cell table:number-columns-repeated="2"/>
          <table:table-cell office:value-type="string" calcext:value-type="string">
            <text:p>Send questions to jneeb05@hotmail.co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2-10-11T19:30:00" calcext:value-type="date">
            <text:p>2022-10-11T19:30</text:p>
          </table:table-cell>
          <table:table-cell office:value-type="date" office:date-value="2022-10-11T21:00:00" calcext:value-type="date">
            <text:p>2022-10-11T21:00</text:p>
          </table:table-cell>
          <table:table-cell office:value-type="string" calcext:value-type="string">
            <text:p>Beechwood Park Homes Association All-Candidates Meeting</text:p>
          </table:table-cell>
          <table:table-cell office:value-type="string" calcext:value-type="string">
            <text:p>Room 2202, Conrad Grebel College, University of Waterloo, 140 Westmount Rd North, Waterloo, 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aterloo-Ward-06</text:p>
          </table:table-cell>
          <table:table-cell office:value-type="string" calcext:value-type="string">
            <text:p>https://www.facebook.com/BPHAInc/posts/pfbid02b7Fz49Kco8pnv69rTnVKbN4aE8fwL1ej5cpdHMwyYZWkfyQYnA7JswshaHCf8Dnzl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2-10-16T15:00:00" calcext:value-type="date">
            <text:p>2022-10-16T15:00</text:p>
          </table:table-cell>
          <table:table-cell office:value-type="date" office:date-value="2022-10-16T17:00:00" calcext:value-type="date">
            <text:p>2022-10-16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2-10-19T15:00:00" calcext:value-type="date">
            <text:p>2022-10-19T15:00</text:p>
          </table:table-cell>
          <table:table-cell office:value-type="date" office:date-value="2022-10-19T17:00:00" calcext:value-type="date">
            <text:p>2022-10-19T17:00</text:p>
          </table:table-cell>
          <table:table-cell office:value-type="string" calcext:value-type="string">
            <text:p>Phong Tran Meet and Greet</text:p>
          </table:table-cell>
          <table:table-cell office:value-type="string" calcext:value-type="string">
            <text:p>Matter of Taste, 115 King St W, Kitchener</text:p>
          </table:table-cell>
          <table:table-cell table:number-columns-repeated="2"/>
          <table:table-cell office:value-type="string" calcext:value-type="string">
            <text:p>Kitchener-Ward-10</text:p>
          </table:table-cell>
          <table:table-cell office:value-type="string" calcext:value-type="string">
            <text:p>https://www.instagram.com/p/Cjk3fAwggLI/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2-10-17T18:30:00" calcext:value-type="date">
            <text:p>2022-10-17T18:30</text:p>
          </table:table-cell>
          <table:table-cell office:value-type="date" office:date-value="2022-10-17T20:00:00" calcext:value-type="date">
            <text:p>2022-10-17T20:00</text:p>
          </table:table-cell>
          <table:table-cell office:value-type="string" calcext:value-type="string">
            <text:p>Unsheltered Campaign Election Town Hall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lias-All-Regional</text:p>
          </table:table-cell>
          <table:table-cell office:value-type="string" calcext:value-type="string">
            <text:p>https://www.eventbrite.com/e/unsheltered-campaign-election-town-hall-tickets-441376969397</text:p>
          </table:table-cell>
          <table:table-cell office:value-type="string" calcext:value-type="string">
            <text:p>Waterloo Region Municipal election candidates and voters are invited to this hour-long virtual Town Hall focused on housing and homelessness</text:p>
          </table:table-cell>
          <table:table-cell/>
        </table:table-row>
        <table:table-row table:style-name="ro1" table:number-rows-repeated="104853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dia" table:style-name="ta1">
        <office:forms form:automatic-focus="false" form:apply-design-mode="false"/>
        <table:table-column table:style-name="co12" table:default-cell-style-name="ce11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12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string" calcext:value-type="string">
            <text:p><text:a xlink:href="https://citified.substack.com/p/region-of-waterloo-candidates" xlink:type="simple">https://citified.substack.com/p/region-of-waterloo-candidates</text:a></text:p>
          </table:table-cell>
          <table:table-cell office:value-type="string" calcext:value-type="string">
            <text:p>Region of 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https://observerxtra.com/2022/09/15/middlebrook-bridge-advocates-look-to-make-saving-it-an-election-issue/</text:p>
          </table:table-cell>
          <table:table-cell office:value-type="string" calcext:value-type="string">
            <text:p>Middlebrook bridge advocates look to make saving it an election issue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https://old.reddit.com/r/waterloo/comments/xfu3w4/hmm_mmmm_politics/</text:p>
          </table:table-cell>
          <table:table-cell office:value-type="string" calcext:value-type="string">
            <text:p>Hmm mmmm.... Politic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uwaterloo/comments/xen9ou/backpacker_college_ceo_is_running_for_waterloo/" xlink:type="simple">https://old.reddit.com/r/uwaterloo/comments/xen9ou/backpacker_college_ceo_is_running_for_waterloo/</text:a></text:p>
          </table:table-cell>
          <table:table-cell office:value-type="string" calcext:value-type="string">
            <text:p>Backpacker College CEO is running for Waterloo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old.reddit.com/r/kitchener/comments/xel25q/wth_voter_registration_cards/" xlink:type="simple">https://old.reddit.com/r/kitchener/comments/xel25q/wth_voter_registration_cards/</text:a></text:p>
          </table:table-cell>
          <table:table-cell office:value-type="string" calcext:value-type="string">
            <text:p>WTH - voter registration cards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citified.substack.com/p/cambridge-candidates" xlink:type="simple">https://citified.substack.com/p/cambridge-candidates</text:a></text:p>
          </table:table-cell>
          <table:table-cell office:value-type="string" calcext:value-type="string">
            <text:p>Cambridge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ambridge, SchoolBoard-Catholic-English-Cambridge-NorthDumfries, SchoolBoard-Public-English-Cambridge-NorthDumfries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old.reddit.com/r/waterloo/comments/xfwhar" xlink:type="simple">https://old.reddit.com/r/waterloo/comments/xfwhar</text:a>/if_youre_voting_in_the_election_you_should_know/</text:p>
          </table:table-cell>
          <table:table-cell office:value-type="string" calcext:value-type="string">
            <text:p>If you're voting in the election, you should know why many School Board candidates are campaigning about "age-appropriate" content in schools (and what they mean by that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2022/09/13/outgoing-mayor-dave-jaworsky-ready-to-move-on-after-leaving-waterloo-nice-and-clean-and-tidy.html</text:p>
          </table:table-cell>
          <table:table-cell office:value-type="string" calcext:value-type="string">
            <text:p>‘I feel I’ve done what I need to do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therecord.com/news/waterloo-region/" xlink:type="simple">https://www.therecord.com/news/waterloo-region/</text:a>opinion/2022/09/16/statues-cast-a-long-shadow-over-wilmot-race.html</text:p>
          </table:table-cell>
          <table:table-cell office:value-type="string" calcext:value-type="string">
            <text:p>Luisa D’Amato: Statues cast a long shadow over Wilmot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facebook.com/knowyourwaterlootrustees/posts/pfbid0bvKPL8bpr3nob2kBrY9c6uH4QpbxvdVNd567m93cT5kNAeDrNSvfhMtWFjpX1vwhl" xlink:type="simple">https://www.facebook.com/knowyourwaterlootrustees/posts/pfbid0bvKPL8bpr3nob2kBrY9c6uH4QpbxvdVNd567m93cT5kNAeDrNSvfhMtWFjpX1vwhl</text:a></text:p>
          </table:table-cell>
          <table:table-cell office:value-type="string" calcext:value-type="string">
            <text:p>Kitchener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sxMHrpHT171LrhJ5xH5D4NKx6ybF8ejog5X86H2FsVuPVx1KobXjqNjnMv3nSUoMl</text:p>
          </table:table-cell>
          <table:table-cell office:value-type="string" calcext:value-type="string">
            <text:p>Waterloo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aterloo-Wilmot, 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facebook.com/knowyourwaterlootrustees/posts/pfbid0KsjnTCWED1gKuyVWFazFWszvTePRMVHJgJ4BNWVND2pDSNLMYoW9Q2Q7M8Lb7SMHl</text:p>
          </table:table-cell>
          <table:table-cell office:value-type="string" calcext:value-type="string">
            <text:p>Wellesley/Woolwich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knowyourwaterlootrustees/posts/pfbid0eZDDpdbCiviSQUR3oiug9ALJGrxEp9SkkdWN7eyE5YGL9ZZ2mqrX9v5WidW6FrTfl </text:p>
          </table:table-cell>
          <table:table-cell office:value-type="string" calcext:value-type="string">
            <text:p>Cambridge/North Dumfries Endorsements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SchoolBoard-Catholic-English-Cambridge-NorthDumfries, 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old.reddit.com/r/kitchener/comments/xgq6bl/update_1_psa_municipal_election_and_the_encampment/" xlink:type="simple">https://old.reddit.com/r/kitchener/comments/xgq6bl/update_1_psa_municipal_election_and_the_encampment/</text:a></text:p>
          </table:table-cell>
          <table:table-cell office:value-type="string" calcext:value-type="string">
            <text:p>Municipal Election and The Encampment Survey by /u/nhowlett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, Regional-Chair, Kitchener-Ward-09, Kitchener-Ward-10, 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cbc.ca/news/canada/kitchener-waterloo/kitchener-city-council-municipal-election-encampments-1.6585369</text:p>
          </table:table-cell>
          <table:table-cell office:value-type="string" calcext:value-type="string">
            <text:p>Managed, outdoor encampment idea supported by many city council candidates in downtown Kitchener ward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Ward-09, Kitchener-Ward-10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https://www.youtube.com/watch?v=66ao__P9vlo</text:p>
          </table:table-cell>
          <table:table-cell office:value-type="string" calcext:value-type="string">
            <text:p>The Local Campaign: Councillor Candidate Q&amp;A - Cambridge (Wards 1-4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youtube.com/watch?v=uzKd_vQxogU</text:p>
          </table:table-cell>
          <table:table-cell office:value-type="string" calcext:value-type="string">
            <text:p>The Local Campaign: Cambridge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T1Li_MviwuQ</text:p>
          </table:table-cell>
          <table:table-cell office:value-type="string" calcext:value-type="string">
            <text:p>The Local Campaign: Kitchener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lafyK0-w0k</text:p>
          </table:table-cell>
          <table:table-cell office:value-type="string" calcext:value-type="string">
            <text:p>The Local Campaign: Region of Waterloo Chair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www.youtube.com/watch?v=a9e2krdIefA</text:p>
          </table:table-cell>
          <table:table-cell office:value-type="string" calcext:value-type="string">
            <text:p>The Local Campaign: Councillor Candidate Q&amp;A – Kitchener (Wards 1-6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, Kitchener-Ward-02, Kitchener-Ward-03, Kitchener-Ward-04, Kitchener-Ward-05, 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https://globalnews.ca/news/9132446/2022-ontario-municipal-election-meet-kitchener-regional-councilor-candidates/</text:p>
          </table:table-cell>
          <table:table-cell office:value-type="string" calcext:value-type="string">
            <text:p>2022 Ontario municipal election: Meet the Kitchener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string" calcext:value-type="string">
            <text:p>https://globalnews.ca/news/8805368/cambridge-mayor-kathryn-mcgarry-2022-election/</text:p>
          </table:table-cell>
          <table:table-cell office:value-type="string" calcext:value-type="string">
            <text:p>Cambridge Mayor Kathryn McGarry running for re-election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globalnews.ca/news/9066280/former-mpp-belinda-karahalios-cambridge-council-race/</text:p>
          </table:table-cell>
          <table:table-cell office:value-type="string" calcext:value-type="string">
            <text:p>Former MPP Belinda Karahalios enters name into Cambridge councillor race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https://globalnews.ca/news/9072186/another-familiar-name-enters-2022-cambridge-municipal-election-jim-karahalios/</text:p>
          </table:table-cell>
          <table:table-cell office:value-type="string" calcext:value-type="string">
            <text:p>Another familiar name enters 2022 Cambridge municipal election: Jim Karahalio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globalnews.ca/news/9140129/2022-ontario-municipal-election-waterloo-regional-councillor-candidates/</text:p>
          </table:table-cell>
          <table:table-cell office:value-type="string" calcext:value-type="string">
            <text:p>2022 Ontario municipal election: Meet the Waterloo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bc.ca/news/canada/kitchener-waterloo/woolwich-candidates-township-s-future-1.6588119</text:p>
          </table:table-cell>
          <table:table-cell office:value-type="string" calcext:value-type="string">
            <text:p>Some Woolwich candidates have a diverse vision for the township's futur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oolwich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youtube.com/watch?v=fvnx7jCaCes</text:p>
          </table:table-cell>
          <table:table-cell office:value-type="string" calcext:value-type="string">
            <text:p>The Local Campaign: Waterloo Mayoral Debate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-says-she-knows-the-city-can-realize-its-potential-5728453" xlink:type="simple">https://www.cambridgetoday.ca/2022-municipal-election-news/mayor-says-she-knows-the-city-can-realize-its-potential-5728453</text:a></text:p>
          </table:table-cell>
          <table:table-cell office:value-type="string" calcext:value-type="string">
            <text:p>Mayor says she knows the city can realize its potential (Kathryn McGar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mayoral-candidate-says-she-will-not-ignore-residents-concerns-5802272" xlink:type="simple">https://www.cambridgetoday.ca/2022-municipal-election-news/mayoral-candidate-says-she-will-not-ignore-residents-concerns-5802272</text:a></text:p>
          </table:table-cell>
          <table:table-cell office:value-type="string" calcext:value-type="string">
            <text:p>Mayoral candidate says she will not ignore residents' concerns (Jan Ligget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says-affordability-homelessness-are-top-city-issues-5786025" xlink:type="simple">https://www.cambridgetoday.ca/2022-municipal-election-news/ward-1-candidate-says-affordability-homelessness-are-top-city-issues-5786025</text:a></text:p>
          </table:table-cell>
          <table:table-cell office:value-type="string" calcext:value-type="string">
            <text:p>Ward 1 candidate says affordability, homelessness are top city issues (Erick Tako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 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believes-current-council-is-out-of-touch-with-voters-5809822" xlink:type="simple">https://www.cambridgetoday.ca/2022-municipal-election-news/ward-1-candidate-believes-current-council-is-out-of-touch-with-voters-5809822</text:a></text:p>
          </table:table-cell>
          <table:table-cell office:value-type="string" calcext:value-type="string">
            <text:p>Ward 1 candidate believes current council is out of touch with voters (Helen Shwer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cambridgetoday.ca/2022-municipal-election-news/ward-1-candidate-aims-to-return-accountability-to-city-hall-5810055" xlink:type="simple">https://www.cambridgetoday.ca/2022-municipal-election-news/ward-1-candidate-aims-to-return-accountability-to-city-hall-5810055</text:a></text:p>
          </table:table-cell>
          <table:table-cell office:value-type="string" calcext:value-type="string">
            <text:p>Ward 1 candidate aims to return accountability to city hall (Paul Brow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https://www.cambridgetoday.ca/2022-municipal-election-news/candidate-for-mayor-wants-referendum-on-safe-injection-site-5811588</text:p>
          </table:table-cell>
          <table:table-cell office:value-type="string" calcext:value-type="string">
            <text:p>Candidate for mayor wants referendum on safe injection site (Cody Botelho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matt-rogers-ward-2-5816734" xlink:type="simple">https://www.cambridgetoday.ca/2022-municipal-election-news/meet-the-candidates-matt-rogers-ward-2-5816734</text:a></text:p>
          </table:table-cell>
          <table:table-cell office:value-type="string" calcext:value-type="string">
            <text:p>MEET THE CANDIDATES: Matt Rogers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string" calcext:value-type="string">
            <text:p><text:a xlink:href="https://www.cambridgetoday.ca/2022-municipal-election-news/meet-the-candidates-piyush-nanda-ward-2-5788209" xlink:type="simple">https://www.cambridgetoday.ca/2022-municipal-election-news/meet-the-candidates-piyush-nanda-ward-2-5788209</text:a></text:p>
          </table:table-cell>
          <table:table-cell office:value-type="string" calcext:value-type="string">
            <text:p>MEET THE CANDIDATES: Piyush Nanda, Ward 2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belinda-karahalios-ward-3-5820265" xlink:type="simple">https://www.cambridgetoday.ca/2022-municipal-election-news/meet-the-candidates-belinda-karahalios-ward-3-5820265</text:a></text:p>
          </table:table-cell>
          <table:table-cell office:value-type="string" calcext:value-type="string">
            <text:p>MEET THE CANDIDATES: Belinda Karahalios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nate-whalen-ward-3-5788354" xlink:type="simple">https://www.cambridgetoday.ca/2022-municipal-election-news/meet-the-candidates-nate-whalen-ward-3-5788354</text:a></text:p>
          </table:table-cell>
          <table:table-cell office:value-type="string" calcext:value-type="string">
            <text:p>MEET THE CANDIDATES: Nate Whale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tracy-hipel-ward-3-5819052" xlink:type="simple">https://www.cambridgetoday.ca/2022-municipal-election-news/meet-the-candidates-tracy-hipel-ward-3-5819052</text:a></text:p>
          </table:table-cell>
          <table:table-cell office:value-type="string" calcext:value-type="string">
            <text:p>MEET THE CANDIDATES: Tracy Hipel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corey-kimpson-ward-3-5819604" xlink:type="simple">https://www.cambridgetoday.ca/2022-municipal-election-news/meet-the-candidates-corey-kimpson-ward-3-5819604</text:a></text:p>
          </table:table-cell>
          <table:table-cell office:value-type="string" calcext:value-type="string">
            <text:p>MEET THE CANDIDATES: Corey Kimpson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string" calcext:value-type="string">
            <text:p><text:a xlink:href="https://www.cambridgetoday.ca/2022-municipal-election-news/meet-the-candidates-michele-braniff-ward-3-5820192" xlink:type="simple">https://www.cambridgetoday.ca/2022-municipal-election-news/meet-the-candidates-michele-braniff-ward-3-5820192</text:a></text:p>
          </table:table-cell>
          <table:table-cell office:value-type="string" calcext:value-type="string">
            <text:p>MEET THE CANDIDATES: Michele Braniff, Ward 3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candidate-for-regional-chair-says-weak-leadership-has-led-to-affordability-crisis-5796136" xlink:type="simple">https://www.cambridgetoday.ca/2022-municipal-election-news/candidate-for-regional-chair-says-weak-leadership-has-led-to-affordability-crisis-5796136</text:a></text:p>
          </table:table-cell>
          <table:table-cell office:value-type="string" calcext:value-type="string">
            <text:p>Candidate for regional chair says weak leadership has led to affordability crisis (Brendon John Da Costa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regional-chair-candidate-says-decision-making-shouldnt-be-left-to-politicians-5824230" xlink:type="simple">https://www.cambridgetoday.ca/2022-municipal-election-news/regional-chair-candidate-says-decision-making-shouldnt-be-left-to-politicians-5824230</text:a></text:p>
          </table:table-cell>
          <table:table-cell office:value-type="string" calcext:value-type="string">
            <text:p>Regional chair candidate says decision making shouldn't be left to politicians (Narine Dat Sookr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barbara-harrington-ward-4-5826066" xlink:type="simple">https://www.cambridgetoday.ca/2022-municipal-election-news/meet-the-candidates-barbara-harrington-ward-4-5826066</text:a></text:p>
          </table:table-cell>
          <table:table-cell office:value-type="string" calcext:value-type="string">
            <text:p>MEET THE CANDIDATES: Barbara Harrington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ross-earnshaw-ward-4-5825959" xlink:type="simple">https://www.cambridgetoday.ca/2022-municipal-election-news/meet-the-candidates-ross-earnshaw-ward-4-5825959</text:a></text:p>
          </table:table-cell>
          <table:table-cell office:value-type="string" calcext:value-type="string">
            <text:p>MEET THE CANDIDATES: Ross Earnshaw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clifford-vanclief-ward-4-5826341" xlink:type="simple">https://www.cambridgetoday.ca/2022-municipal-election-news/meet-the-candidates-clifford-vanclief-ward-4-5826341</text:a></text:p>
          </table:table-cell>
          <table:table-cell office:value-type="string" calcext:value-type="string">
            <text:p>MEET THE CANDIDATES: Clifford Vanclief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<text:a xlink:href="https://www.cambridgetoday.ca/2022-municipal-election-news/meet-the-candidates-usman-lalva-ward-4-5826572" xlink:type="simple">https://www.cambridgetoday.ca/2022-municipal-election-news/meet-the-candidates-usman-lalva-ward-4-5826572</text:a></text:p>
          </table:table-cell>
          <table:table-cell office:value-type="string" calcext:value-type="string">
            <text:p>MEET THE CANDIDATES: Usman Lalva, Ward 4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homelessness-crisis-needs-positive-solutions-says-ward-1-candidate-5827184" xlink:type="simple">https://www.cambridgetoday.ca/2022-municipal-election-news/homelessness-crisis-needs-positive-solutions-says-ward-1-candidate-5827184</text:a></text:p>
          </table:table-cell>
          <table:table-cell office:value-type="string" calcext:value-type="string">
            <text:p>Homelessness crisis needs positive solutions says Ward 1 candidate (Donna Rei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amanda-maxwell-ward-5-5832946" xlink:type="simple">https://www.cambridgetoday.ca/2022-municipal-election-news/meet-the-candidates-amanda-maxwell-ward-5-5832946</text:a></text:p>
          </table:table-cell>
          <table:table-cell office:value-type="string" calcext:value-type="string">
            <text:p>MEET THE CANDIDATES: Amanda Maxwell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mark-d-fisher-ward-5-5832599" xlink:type="simple">https://www.cambridgetoday.ca/2022-municipal-election-news/meet-the-candidates-mark-d-fisher-ward-5-5832599</text:a></text:p>
          </table:table-cell>
          <table:table-cell office:value-type="string" calcext:value-type="string">
            <text:p>MEET THE CANDIDATES: Mark D. Fisher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naeem-awan-ward-5-5832780" xlink:type="simple">https://www.cambridgetoday.ca/2022-municipal-election-news/meet-the-candidates-naeem-awan-ward-5-5832780</text:a></text:p>
          </table:table-cell>
          <table:table-cell office:value-type="string" calcext:value-type="string">
            <text:p>MEET THE CANDIDATES: Naeem Awan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sheri-roberts-ward-5-5788521" xlink:type="simple">https://www.cambridgetoday.ca/2022-municipal-election-news/meet-the-candidates-sheri-roberts-ward-5-5788521</text:a></text:p>
          </table:table-cell>
          <table:table-cell office:value-type="string" calcext:value-type="string">
            <text:p>MEET THE CANDIDATES: Sheri Robert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string" calcext:value-type="string">
            <text:p><text:a xlink:href="https://www.cambridgetoday.ca/2022-municipal-election-news/meet-the-candidates-jim-karahalios-ward-5-5833022" xlink:type="simple">https://www.cambridgetoday.ca/2022-municipal-election-news/meet-the-candidates-jim-karahalios-ward-5-5833022</text:a></text:p>
          </table:table-cell>
          <table:table-cell office:value-type="string" calcext:value-type="string">
            <text:p>MEET THE CANDIDATES: Jim Karahalios, Ward 5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housing-attainability-one-of-the-key-goals-of-incumbent-regional-chair-5829722" xlink:type="simple">https://www.cambridgetoday.ca/2022-municipal-election-news/housing-attainability-one-of-the-key-goals-of-incumbent-regional-chair-5829722</text:a></text:p>
          </table:table-cell>
          <table:table-cell office:value-type="string" calcext:value-type="string">
            <text:p>Housing attainability one of the key goals of incumbent regional chair (Karen Red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string" calcext:value-type="string">
            <text:p><text:a xlink:href="https://www.cambridgetoday.ca/2022-municipal-election-news/regional-candidate-says-stronger-cambridge-voice-needed-on-council-5816586" xlink:type="simple">https://www.cambridgetoday.ca/2022-municipal-election-news/regional-candidate-says-stronger-cambridge-voice-needed-on-council-5816586</text:a></text:p>
          </table:table-cell>
          <table:table-cell office:value-type="string" calcext:value-type="string">
            <text:p>Regional candidate says stronger Cambridge voice needed on council (Pam Wolf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string" calcext:value-type="string">
            <text:p><text:a xlink:href="https://www.cambridgetoday.ca/2022-municipal-election-news/failed-response-to-opioid-crisis-lack-of-safety-prompted-former-mayor-to-run-for-regional-council-5835726" xlink:type="simple">https://www.cambridgetoday.ca/2022-municipal-election-news/failed-response-to-opioid-crisis-lack-of-safety-prompted-former-mayor-to-run-for-regional-council-5835726</text:a></text:p>
          </table:table-cell>
          <table:table-cell office:value-type="string" calcext:value-type="string">
            <text:p>Failed response to opioid crisis, lack of safety prompted former mayor to run for regional council (Doug Craig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regional-candidate-says-hell-ensure-cambridge-gets-value-for-tax-dollars-5838887" xlink:type="simple">https://www.cambridgetoday.ca/2022-municipal-election-news/regional-candidate-says-hell-ensure-cambridge-gets-value-for-tax-dollars-5838887</text:a></text:p>
          </table:table-cell>
          <table:table-cell office:value-type="string" calcext:value-type="string">
            <text:p>Regional candidate says he'll ensure Cambridge gets value for its tax dollars (Prakash Venkataraman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candidate-feels-ignored-over-concern-election-day-falls-on-diwali-5839687" xlink:type="simple">https://www.cambridgetoday.ca/2022-municipal-election-news/candidate-feels-ignored-over-concern-election-day-falls-on-diwali-5839687</text:a></text:p>
          </table:table-cell>
          <table:table-cell office:value-type="string" calcext:value-type="string">
            <text:p>Candidate feels 'ignored' over concern election day falls on Diwali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melessness-traffic-and-road-repairs-top-issues-for-ward-6-candidate-5841301" xlink:type="simple">https://www.cambridgetoday.ca/2022-municipal-election-news/homelessness-traffic-and-road-repairs-top-issues-for-ward-6-candidate-5841301</text:a></text:p>
          </table:table-cell>
          <table:table-cell office:value-type="string" calcext:value-type="string">
            <text:p>Homelessness, traffic and road repairs top issues for Ward 6 candidate (Eian Campbel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housing-affordability-a-key-concern-for-incumbent-in-ward-6-5798996" xlink:type="simple">https://www.cambridgetoday.ca/2022-municipal-election-news/housing-affordability-a-key-concern-for-incumbent-in-ward-6-5798996</text:a></text:p>
          </table:table-cell>
          <table:table-cell office:value-type="string" calcext:value-type="string">
            <text:p>Housing affordability a key concern for incumbent in Ward 6 (Shannon Adshade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<text:a xlink:href="https://www.cambridgetoday.ca/2022-municipal-election-news/ward-6-candidate-says-city-needs-better-sports-and-recreation-facilities-5841074" xlink:type="simple">https://www.cambridgetoday.ca/2022-municipal-election-news/ward-6-candidate-says-city-needs-better-sports-and-recreation-facilities-5841074</text:a></text:p>
          </table:table-cell>
          <table:table-cell office:value-type="string" calcext:value-type="string">
            <text:p>Ward 6 candidate says city needs better sports and recreation facilities (Bill Conway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cambridge-needs-more-representation-on-regional-council-says-candidate-5841379" xlink:type="simple">https://www.cambridgetoday.ca/2022-municipal-election-news/cambridge-needs-more-representation-on-regional-council-says-candidate-5841379</text:a></text:p>
          </table:table-cell>
          <table:table-cell office:value-type="string" calcext:value-type="string">
            <text:p>Cambridge needs more representation on regional council, says candidate (Crystal Whetham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ayoral-candidate-confident-he-can-make-the-right-decisions-and-choices-for-the-people-of-this-city-5839151" xlink:type="simple">https://www.cambridgetoday.ca/2022-municipal-election-news/mayoral-candidate-confident-he-can-make-the-right-decisions-and-choices-for-the-people-of-this-city-5839151</text:a></text:p>
          </table:table-cell>
          <table:table-cell office:value-type="string" calcext:value-type="string">
            <text:p>Mayoral candidate confident he can make 'the right decisions and choices for the people of this city' (Randy Cart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scott-hamilton-incumbent-for-ward-7-5790082" xlink:type="simple">https://www.cambridgetoday.ca/2022-municipal-election-news/meet-the-candidates-scott-hamilton-incumbent-for-ward-7-5790082</text:a></text:p>
          </table:table-cell>
          <table:table-cell office:value-type="string" calcext:value-type="string">
            <text:p>MEET THE CANDIDATES: Scott Hamilton, incumbent for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string" calcext:value-type="string">
            <text:p><text:a xlink:href="https://www.cambridgetoday.ca/2022-municipal-election-news/meet-the-candidates-manuel-da-silva-ward-7-5845556" xlink:type="simple">https://www.cambridgetoday.ca/2022-municipal-election-news/meet-the-candidates-manuel-da-silva-ward-7-5845556</text:a></text:p>
          </table:table-cell>
          <table:table-cell office:value-type="string" calcext:value-type="string">
            <text:p>MEET THE CANDIDATES: Manuel da Silva, Ward 7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andidate-says-we-need-compassionate-but-practical-solutions-to-issues-like-homelessness-5845716" xlink:type="simple">https://www.cambridgetoday.ca/2022-municipal-election-news/candidate-says-we-need-compassionate-but-practical-solutions-to-issues-like-homelessness-5845716</text:a></text:p>
          </table:table-cell>
          <table:table-cell office:value-type="string" calcext:value-type="string">
            <text:p>Candidate says we need 'compassionate but practical solutions' to issues like homelessness (Tyler Calver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city-infrastructure-hasnt-kept-up-to-growth-says-candidate-for-ward-8-5851205" xlink:type="simple">https://www.cambridgetoday.ca/2022-municipal-election-news/city-infrastructure-hasnt-kept-up-to-growth-says-candidate-for-ward-8-5851205</text:a></text:p>
          </table:table-cell>
          <table:table-cell office:value-type="string" calcext:value-type="string">
            <text:p>City infrastructure hasn't kept up to growth, says candidate for Ward 8 (David Hood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<text:a xlink:href="https://www.cambridgetoday.ca/2022-municipal-election-news/ward-8-candidate-frustrated-by-unresolved-issues-says-its-time-for-change-5849934" xlink:type="simple">https://www.cambridgetoday.ca/2022-municipal-election-news/ward-8-candidate-frustrated-by-unresolved-issues-says-its-time-for-change-5849934</text:a></text:p>
          </table:table-cell>
          <table:table-cell office:value-type="string" calcext:value-type="string">
            <text:p>Ward 8 candidate frustrated by unresolved issues, says it's time for change (Vandan Patel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address-homelessness-and-addiction-by-starting-at-root-of-problem-says-ward-8-candidate-5850977</text:p>
          </table:table-cell>
          <table:table-cell office:value-type="string" calcext:value-type="string">
            <text:p>Address homelessness and addiction by starting at root of problem, says Ward 8 candidate (Jack Perkes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3obw/mayors_debate_on_rogerstv_tonight/</text:p>
          </table:table-cell>
          <table:table-cell office:value-type="string" calcext:value-type="string">
            <text:p>Mayor's Debate on RogersTV tonight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globalnews.ca/news/9145941/2022-ontario-municipal-election-cambridge-ward-6-councillor-candidates</text:p>
          </table:table-cell>
          <table:table-cell office:value-type="string" calcext:value-type="string">
            <text:p>2022 Ontario municipal election: Meet the Cambridge Ward 6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kitchener/comments/xkognh/report_from_ward_9_candidate_qa/</text:p>
          </table:table-cell>
          <table:table-cell office:value-type="string" calcext:value-type="string">
            <text:p>Report from Ward 9 Candidate Q&amp;A (🧠🪱)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www.cambridgetoday.ca/local-news/cambridge-trustee-proposes-free-public-transit-for-students-5852442</text:p>
          </table:table-cell>
          <table:table-cell office:value-type="string" calcext:value-type="string">
            <text:p>Cambridge trustee proposes free public transit for students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cambridgetoday.ca/2022-municipal-election-news/building-walkable-sustainable-neighbourhoods-will-ensure-cambridge-thrives-says-regional-candidate-5852311</text:p>
          </table:table-cell>
          <table:table-cell office:value-type="string" calcext:value-type="string">
            <text:p>Building walkable, sustainable neighbourhoods will ensure Cambridge thrives, says regional candidate (Bobbi Stewart)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string" calcext:value-type="string">
            <text:p>https://old.reddit.com/r/waterloo/comments/xkose7/report_from_ward_9_candidate_qa/</text:p>
          </table:table-cell>
          <table:table-cell office:value-type="string" calcext:value-type="string">
            <text:p>Report from Ward 9 Candidate Q&amp;A (🧠🪱)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58ZlIUayPdo</text:p>
          </table:table-cell>
          <table:table-cell office:value-type="string" calcext:value-type="string">
            <text:p>The Local Campaign: Councillor Candidate Q&amp;A – Waterloo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aterloo-Ward-01, Waterloo-Ward-02, Waterloo-Ward-03, Waterloo-Ward-04, Waterloo-Ward-05, Waterloo-Ward-06, Waterloo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07sGNbTjcxc</text:p>
          </table:table-cell>
          <table:table-cell office:value-type="string" calcext:value-type="string">
            <text:p>The Local Campaign: Regional Council Candidate Q&amp;As for Kitchener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youtube.com/watch?v=-JZAzH-RicI</text:p>
          </table:table-cell>
          <table:table-cell office:value-type="string" calcext:value-type="string">
            <text:p>The Local Campaign: Regional Council Candidate Q&amp;As for Cambridge and Waterloo 202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Regional-Cambridge, 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therecord.com/news/waterloo-region/opinion/2022/09/21/her-wheelchair-gives-this-municipal-candidate-a-unique-perspective.html</text:p>
          </table:table-cell>
          <table:table-cell office:value-type="string" calcext:value-type="string">
            <text:p>Luisa D’Amato: Her wheelchair gives this municipal candidate a unique perspectiv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twitter.com/csgw_wr/status/1573128821473431552</text:p>
          </table:table-cell>
          <table:table-cell office:value-type="string" calcext:value-type="string">
            <text:p>Citizens for Safe Ground Water Wilmot Candidates Survey on Aggregates</text:p>
          </table:table-cell>
          <table:table-cell office:value-type="string" calcext:value-type="string">
            <text:p>Citizens for Safe Ground Wa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globalnews.ca/news/9146336/2022-ontario-municipal-election-kitchener-ward-1-council-candidates/</text:p>
          </table:table-cell>
          <table:table-cell office:value-type="string" calcext:value-type="string">
            <text:p>2022 Ontario municipal election: Meet the Kitchener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knowyourwrdsbtrustees.ca/</text:p>
          </table:table-cell>
          <table:table-cell office:value-type="string" calcext:value-type="string">
            <text:p>Know Your WRDSB Trustees website/candidate classification</text:p>
          </table:table-cell>
          <table:table-cell office:value-type="string" calcext:value-type="string">
            <text:p>Know your Waterloo Region school board trustees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therecord.com/news/waterloo-region/opinion/2022/09/23/the-magical-side-of-the-candidates-debate.html</text:p>
          </table:table-cell>
          <table:table-cell office:value-type="string" calcext:value-type="string">
            <text:p>Luisa D’Amato: The magical side of the candidates’ debat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08-waterloo-votes-cindy-watkin-region-of-waterloo-council-candidate/</text:p>
          </table:table-cell>
          <table:table-cell office:value-type="string" calcext:value-type="string">
            <text:p>WATERLOO VOTES: Cindy Watkin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97-waterloo-votes-julie-wright-ward-7-candidate/</text:p>
          </table:table-cell>
          <table:table-cell office:value-type="string" calcext:value-type="string">
            <text:p>WATERLOO VOTES: Julie Wright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15-waterloo-votes-kypp-saunders-mayoral-candidate/</text:p>
          </table:table-cell>
          <table:table-cell office:value-type="string" calcext:value-type="string">
            <text:p>WATERLOO VOTES: Kypp Saunder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90-waterloo-votes-dorothy-mccabe-mayoral-candidate/</text:p>
          </table:table-cell>
          <table:table-cell office:value-type="string" calcext:value-type="string">
            <text:p>WATERLOO VOTES: Dorothy McCabe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282-waterloo-votes-royce-bodaly-ward-2-candidate/</text:p>
          </table:table-cell>
          <table:table-cell office:value-type="string" calcext:value-type="string">
            <text:p>WATERLOO VOTES: Royce Bodaly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1178-waterloo-votes-diane-freeman-ward-4-candidate/</text:p>
          </table:table-cell>
          <table:table-cell office:value-type="string" calcext:value-type="string">
            <text:p>WATERLOO VOTES: Diane Freeman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citified.substack.com/p/kitchener-candidates</text:p>
          </table:table-cell>
          <table:table-cell office:value-type="string" calcext:value-type="string">
            <text:p>Kitchener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Kitchene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58-waterloo-votes-blayr-hogg-ward-5-candidate/</text:p>
          </table:table-cell>
          <table:table-cell office:value-type="string" calcext:value-type="string">
            <text:p>WATERLOO VOTES: Blayr Hogg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28-waterloo-votes-jen-vasic-ward-5-candidate/</text:p>
          </table:table-cell>
          <table:table-cell office:value-type="string" calcext:value-type="string">
            <text:p>WATERLOO VOTES: Jen Vasic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696-waterloo-region-votes-julie-molenaar-waterloo-catholic-district-school-board-trustee-candidate/</text:p>
          </table:table-cell>
          <table:table-cell office:value-type="string" calcext:value-type="string">
            <text:p>WATERLOO REGION VOTES: Julie Molenaa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50-waterloo-votes-mark-fisher-region-of-waterloo-council-candidate/</text:p>
          </table:table-cell>
          <table:table-cell office:value-type="string" calcext:value-type="string">
            <text:p>WATERLOO VOTES: Mark Fish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63-waterloo-region-votes-george-schmidt-waterloo-region-district-school-board-trustee-candidate/</text:p>
          </table:table-cell>
          <table:table-cell office:value-type="string" calcext:value-type="string">
            <text:p>WATERLOO REGION VOTES: George Schmidt, Waterloo Region District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171-waterloo-region-votes-waterloo-region-district-school-board-trustee-candidate-wendy-woodhall/</text:p>
          </table:table-cell>
          <table:table-cell office:value-type="string" calcext:value-type="string">
            <text:p>WATERLOO REGION VOTES: Waterloo Region District School Board trustee candidate, Wendy Woodhall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10-waterloo-votes-obinna-obi-ward-4-candidate/</text:p>
          </table:table-cell>
          <table:table-cell office:value-type="string" calcext:value-type="string">
            <text:p>WATERLOO VOTES: Obinna Obi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3-waterloo-votes-bob-oberholtzer-ward-5-candidate/</text:p>
          </table:table-cell>
          <table:table-cell office:value-type="string" calcext:value-type="string">
            <text:p>WATERLOO VOTES: Bob Oberholtz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4327-waterloo-region-votes-jim-erb-region-of-waterloo-council-candidate/</text:p>
          </table:table-cell>
          <table:table-cell office:value-type="string" calcext:value-type="string">
            <text:p>WATERLOO REGION VOTES: Jim Erb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606-waterloo-region-votes-karen-redman-waterloo-regional-chair-candidate/</text:p>
          </table:table-cell>
          <table:table-cell office:value-type="string" calcext:value-type="string">
            <text:p>WATERLOO REGION VOTES: Karen Redman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28-waterloo-region-votes-john-vieth-region-of-waterloo-council-candidate/</text:p>
          </table:table-cell>
          <table:table-cell office:value-type="string" calcext:value-type="string">
            <text:p>WATERLOO REGION VOTES: John Vieth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749-waterloo-region-votes-gord-greavette-region-of-waterloo-council-candidate/</text:p>
          </table:table-cell>
          <table:table-cell office:value-type="string" calcext:value-type="string">
            <text:p>WATERLOO REGION VOTES: Gord Greavette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08-waterloo-votes-sandra-hanmer-ward-1-candidate/</text:p>
          </table:table-cell>
          <table:table-cell office:value-type="string" calcext:value-type="string">
            <text:p>WATERLOO VOTES: Sandra Hanmer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43-waterloo-votes-bruce-polan-ward-7-candidate/</text:p>
          </table:table-cell>
          <table:table-cell office:value-type="string" calcext:value-type="string">
            <text:p>WATERLOO VOTES: Bruce Polan, Ward 7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441-waterloo-votes-robert-parent-ward-1-candidate/</text:p>
          </table:table-cell>
          <table:table-cell office:value-type="string" calcext:value-type="string">
            <text:p>WATERLOO VOTES: Robert Parent, Ward 1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7568-waterloo-votes-rob-evans-mayoral-candidate/</text:p>
          </table:table-cell>
          <table:table-cell office:value-type="string" calcext:value-type="string">
            <text:p>WATERLOO VOTES: Rob Evans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745-waterloo-votes-shannon-weber-mayoral-candidate/</text:p>
          </table:table-cell>
          <table:table-cell office:value-type="string" calcext:value-type="string">
            <text:p>WATERLOO VOTES: Shannon Weber, mayora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44-waterloo-votes-joe-brenner-ward-5-candidate/</text:p>
          </table:table-cell>
          <table:table-cell office:value-type="string" calcext:value-type="string">
            <text:p>WATERLOO VOTES: Joe Brenner, Ward 5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93-waterloo-votes-jim-bolger-region-of-waterloo-council-candidate/</text:p>
          </table:table-cell>
          <table:table-cell office:value-type="string" calcext:value-type="string">
            <text:p>WATERLOO VOTES: Jim Bolger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016-waterloo-votes-jonathan-cassels-ward-6-candidate/</text:p>
          </table:table-cell>
          <table:table-cell office:value-type="string" calcext:value-type="string">
            <text:p>WATERLOO VOTES: Jonathan Cassels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56-waterloo-votes-mary-lou-roe-ward-6-candidate/</text:p>
          </table:table-cell>
          <table:table-cell office:value-type="string" calcext:value-type="string">
            <text:p>WATERLOO VOTES: Mary Lou Ro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998-waterloo-votes-chantal-huinink-region-of-waterloo-council-candidate/</text:p>
          </table:table-cell>
          <table:table-cell office:value-type="string" calcext:value-type="string">
            <text:p>WATERLOO VOTES: Chantal Huinink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1028-waterloo-region-votes-catholic-school-board-trustee-candidate-linda-cuff/</text:p>
          </table:table-cell>
          <table:table-cell office:value-type="string" calcext:value-type="string">
            <text:p>WATERLOO REGION VOTES: Catholic school board trustee candidate Linda Cuff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32-waterloo-votes-maryssa-barras-ward-4-candidate/</text:p>
          </table:table-cell>
          <table:table-cell office:value-type="string" calcext:value-type="string">
            <text:p>WATERLOO VOTES: Maryssa Barras, Ward 4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3-waterloo-votes-hans-roach-ward-3-candidate/</text:p>
          </table:table-cell>
          <table:table-cell office:value-type="string" calcext:value-type="string">
            <text:p>WATERLOO VOTES: Hans Roach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067-waterloo-votes-madelyn-steiss-ward-3-candidate/</text:p>
          </table:table-cell>
          <table:table-cell office:value-type="string" calcext:value-type="string">
            <text:p>WATERLOO VOTES: Madelyn Steiss, Ward 3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616-waterloo-region-votes-james-ball-region-of-waterloo-council-candidate/</text:p>
          </table:table-cell>
          <table:table-cell office:value-type="string" calcext:value-type="string">
            <text:p>WATERLOO REGION VOTES: James Ball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960-waterloo-region-votes-narine-sookram-waterloo-regional-chair-candidate/</text:p>
          </table:table-cell>
          <table:table-cell office:value-type="string" calcext:value-type="string">
            <text:p>WATERLOO REGION VOTES: Narine Sookram, Waterloo Regional chair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845-waterloo-votes-khaled-berbash-ward-2-candidate/</text:p>
          </table:table-cell>
          <table:table-cell office:value-type="string" calcext:value-type="string">
            <text:p>WATERLOO VOTES: Khaled Berbash, Ward 2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6615-waterloo-region-votes-martin-mirt-waterloo-region-district-school-board-trustee-candidate/</text:p>
          </table:table-cell>
          <table:table-cell office:value-type="string" calcext:value-type="string">
            <text:p>WATERLOO REGION VOTES: Martin Mirt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2-waterloo-region-votes-kathy-doherty-masters-waterloo-catholic-district-school-board-trustee-candidate/</text:p>
          </table:table-cell>
          <table:table-cell office:value-type="string" calcext:value-type="string">
            <text:p>WATERLOO REGION VOTES: Kathy Doherty-Masters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85-waterloo-region-votes-kathleen-woodcock-waterloo-region-district-school-board-trustee-candidate/</text:p>
          </table:table-cell>
          <table:table-cell office:value-type="string" calcext:value-type="string">
            <text:p>WATERLOO REGION VOTES: Kathleen Woodcock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90-waterloo-region-votes-gilles-roy-candidate-for-french-separate-board/</text:p>
          </table:table-cell>
          <table:table-cell office:value-type="string" calcext:value-type="string">
            <text:p>WATERLOO REGION VOTES: Gilles Roy, candidate for French separate board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8887-waterloo-region-votes-brendon-john-da-costa-waterloo-regional-chair-candidate/</text:p>
          </table:table-cell>
          <table:table-cell office:value-type="string" calcext:value-type="string">
            <text:p>WATERLOO REGION VOTES: Brendon John Da Costa, Waterloo Regional Chair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103-waterloo-region-votes-cristina-bairos-fernandes-waterloo-region-district-school-board-trustee-candidate/</text:p>
          </table:table-cell>
          <table:table-cell office:value-type="string" calcext:value-type="string">
            <text:p>WATERLOO REGION VOTES: Cristina Bairos Fernandes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47-waterloo-region-votes-ren-e-kraft-waterloo-catholic-district-school-board-trustee-candidate/</text:p>
          </table:table-cell>
          <table:table-cell office:value-type="string" calcext:value-type="string">
            <text:p>WATERLOO REGION VOTES: Renée Kraft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275-waterloo-region-votes-wendy-ashby-waterloo-catholic-district-school-board-trustee-candidate/</text:p>
          </table:table-cell>
          <table:table-cell office:value-type="string" calcext:value-type="string">
            <text:p>WATERLOO REGION VOTES: Wendy Ashby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5586-waterloo-region-votes-marie-snyder-waterloo-region-district-school-board-trustee-candidate/</text:p>
          </table:table-cell>
          <table:table-cell office:value-type="string" calcext:value-type="string">
            <text:p>WATERLOO REGION VOTES: Marie Snyd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5546-waterloo-region-votes-scott-piatkowski-waterloo-region-district-school-board-candidate/</text:p>
          </table:table-cell>
          <table:table-cell office:value-type="string" calcext:value-type="string">
            <text:p>WATERLOO REGION VOTES: Scott Piatkowski, Waterloo Region District School Board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14-waterloo-region-votes-conrad-stanley-catholic-school-board-trustee-candidate/</text:p>
          </table:table-cell>
          <table:table-cell office:value-type="string" calcext:value-type="string">
            <text:p>WATERLOO REGION VOTES: Conrad Stanley, Catholic school board trustee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choolBoard-Catholic-English-Waterloo-Wellesley-Woolwich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879-waterloo-votes-matthew-nicholas-schwarze-ward-6-candidate/</text:p>
          </table:table-cell>
          <table:table-cell office:value-type="string" calcext:value-type="string">
            <text:p>WATERLOO VOTES: Matthew Nicholas Schwarze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09914-waterloo-region-votes-ryan-keating-region-of-waterloo-council-candidate/</text:p>
          </table:table-cell>
          <table:table-cell office:value-type="string" calcext:value-type="string">
            <text:p>WATERLOO REGION VOTES: Ryan Keating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0619-waterloo-votes-karen-fischer-ward-6-candidate/</text:p>
          </table:table-cell>
          <table:table-cell office:value-type="string" calcext:value-type="string">
            <text:p>WATERLOO VOTES: Karen Fischer, Ward 6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waterloochronicle.ca/news-story/10714733-waterloo-region-votes-peter-neufeld-region-of-waterloo-council-candidate/</text:p>
          </table:table-cell>
          <table:table-cell office:value-type="string" calcext:value-type="string">
            <text:p>WATERLOO REGION VOTES: Peter Neufeld, Region of Waterloo council candidate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waterloochronicle.ca/news-story/10717200-ward-2-candidate-unable-to-continue-in-waterloo-but-name-to-remain-on-ballot/</text:p>
          </table:table-cell>
          <table:table-cell office:value-type="string" calcext:value-type="string">
            <text:p>Ward 2 candidate “unable to continue” in Waterloo, but name to remain on ballot (Shaheen Mujahid)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Ward-02</text:p>
          </table:table-cell>
          <table:table-cell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string" calcext:value-type="string">
            <text:p>https://old.reddit.com/r/waterloo/comments/xmtjja/waterloo_mayoral_debate_who_won/</text:p>
          </table:table-cell>
          <table:table-cell office:value-type="string" calcext:value-type="string">
            <text:p>Waterloo Mayoral debate. Who won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youtu.be/5WVvTDuPdyg</text:p>
          </table:table-cell>
          <table:table-cell office:value-type="string" calcext:value-type="string">
            <text:p>Ward 9 All-Candidates Meeting (Hosted by Cherry Park and Victoria Park Neighbourhood Associations)</text:p>
          </table:table-cell>
          <table:table-cell office:value-type="string" calcext:value-type="string">
            <text:p>Cory Albrech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bc.ca/news/canada/kitchener-waterloo/why-voters-should-care-about-municipal-politics-1.6591872</text:p>
          </table:table-cell>
          <table:table-cell office:value-type="string" calcext:value-type="string">
            <text:p>Don't care about the municipal election? You're not alone, but here's why you should vote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therecord.com/news/waterloo-region/opinion/2022/09/26/racism-with-a-smile-being-black-and-running-for-office-takes-a-certain-strength.html</text:p>
          </table:table-cell>
          <table:table-cell office:value-type="string" calcext:value-type="string">
            <text:p>‘Racism with a smile’ — being Black and running for office takes a certain streng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kitchener-1.6084485</text:p>
          </table:table-cell>
          <table:table-cell office:value-type="string" calcext:value-type="string">
            <text:p>Meet the candidates running for Mayor of Kitchener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string" calcext:value-type="string">
            <text:p>https://www.cbc.ca/news/canada/kitchener-waterloo/top-municipal-election-issues-waterloo-region-1.6591570</text:p>
          </table:table-cell>
          <table:table-cell office:value-type="string" calcext:value-type="string">
            <text:p>We asked for your top municipal election issues. Here's what you told u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globalnews.ca/news/9151942/2022-ontario-municipal-election-meet-the-waterloo-ward-1-council-candidates/</text:p>
          </table:table-cell>
          <table:table-cell office:value-type="string" calcext:value-type="string">
            <text:p>2022 Ontario municipal election: Meet the Waterloo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ilmot-township-1.6084910</text:p>
          </table:table-cell>
          <table:table-cell office:value-type="string" calcext:value-type="string">
            <text:p>Meet the candidates running for mayor of Wilmot Township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kitchener.ctvnews.ca/meet-the-candidates-running-for-mayor-of-waterloo-1.6084853</text:p>
          </table:table-cell>
          <table:table-cell office:value-type="string" calcext:value-type="string">
            <text:p>Meet the candidates running for mayor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ourspectrum.com/2022/09/26/results-of-2slgbtqia-questionnaire-for-waterloo-region-municipal-candidates/</text:p>
          </table:table-cell>
          <table:table-cell office:value-type="string" calcext:value-type="string">
            <text:p>Results of 2SLGBTQIA+ Questionnaire for Waterloo Region Municipal Candidates</text:p>
          </table:table-cell>
          <table:table-cell office:value-type="string" calcext:value-type="string">
            <text:p>SPECTRUM and OK2BME</text:p>
          </table:table-cell>
          <table:table-cell office:value-type="string" calcext:value-type="string">
            <text:p>Alias-Everything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03-cambridge-votes-sheri-roberts-cambridge-ward-5-candidate/</text:p>
          </table:table-cell>
          <table:table-cell office:value-type="string" calcext:value-type="string">
            <text:p>CAMBRIDGE VOTES: Sheri Roberts, Cambridge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13-cambridge-votes-helen-shwery-ward-1-candidate/</text:p>
          </table:table-cell>
          <table:table-cell office:value-type="string" calcext:value-type="string">
            <text:p>CAMBRIDGE VOTES: Helen Shwery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0-cambridge-votes-ross-earnshaw-ward-4-councillor-candidate/</text:p>
          </table:table-cell>
          <table:table-cell office:value-type="string" calcext:value-type="string">
            <text:p>CAMBRIDGE VOTES: Ross Earnshaw, Ward 4 councillor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26-cambridge-votes-michele-braniff-ward-3-candidate/</text:p>
          </table:table-cell>
          <table:table-cell office:value-type="string" calcext:value-type="string">
            <text:p>CAMBRIDGE VOTES: Michele Braniff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880-cambridge-votes-shannon-adshade-ward-6-candidate/</text:p>
          </table:table-cell>
          <table:table-cell office:value-type="string" calcext:value-type="string">
            <text:p>CAMBRIDGE VOTES: Shannon Adshade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6927-cambridge-votes-barbara-harrington-ward-4-candidate/</text:p>
          </table:table-cell>
          <table:table-cell office:value-type="string" calcext:value-type="string">
            <text:p>CAMBRIDGE VOTES: Barbara Harrington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09940-cambridge-votes-paul-brown-ward-1-candidate/</text:p>
          </table:table-cell>
          <table:table-cell office:value-type="string" calcext:value-type="string">
            <text:p>CAMBRIDGE VOTES: Paul Brown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21-cambridge-votes-donna-reid-ward-1-candidate/</text:p>
          </table:table-cell>
          <table:table-cell office:value-type="string" calcext:value-type="string">
            <text:p>CAMBRIDGE VOTES: Donna Reid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063-cambridge-votes-piyush-nanda-ward-2-candidate/</text:p>
          </table:table-cell>
          <table:table-cell office:value-type="string" calcext:value-type="string">
            <text:p>CAMBRIDGE VOTES: Piyush Nanda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23-cambridge-votes-matt-rogers-ward-2-candidate/</text:p>
          </table:table-cell>
          <table:table-cell office:value-type="string" calcext:value-type="string">
            <text:p>CAMBRIDGE VOTES: Matt Rogers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767-cambridge-votes-corey-kimpson-ward-3-candidate/</text:p>
          </table:table-cell>
          <table:table-cell office:value-type="string" calcext:value-type="string">
            <text:p>CAMBRIDGE VOTES: Corey Kimpso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11-cambridge-votes-tracy-hipel-ward-3-candidate/</text:p>
          </table:table-cell>
          <table:table-cell office:value-type="string" calcext:value-type="string">
            <text:p>CAMBRIDGE VOTES: Tracy Hipel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0854-cambridge-votes-belinda-karahalios-ward-3-candidate/</text:p>
          </table:table-cell>
          <table:table-cell office:value-type="string" calcext:value-type="string">
            <text:p>CAMBRIDGE VOTES: Belinda Karahalios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461-cambridge-votes-nate-whalen-ward-3-candidate/</text:p>
          </table:table-cell>
          <table:table-cell office:value-type="string" calcext:value-type="string">
            <text:p>CAMBRIDGE VOTES: Nate Whalen, Ward 3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752-cambridge-votes-clifford-vanclief-ward-4-candidate/</text:p>
          </table:table-cell>
          <table:table-cell office:value-type="string" calcext:value-type="string">
            <text:p>CAMBRIDGE VOTES: Clifford Vanclief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1808-cambridge-votes-usman-lalva-ward-4-candidate/</text:p>
          </table:table-cell>
          <table:table-cell office:value-type="string" calcext:value-type="string">
            <text:p>CAMBRIDGE VOTES: Usman Lalva, Ward 4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19-cambridge-votes-mark-d-fisher-ward-5-candidate/</text:p>
          </table:table-cell>
          <table:table-cell office:value-type="string" calcext:value-type="string">
            <text:p>CAMBRIDGE VOTES: Mark D Fisher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184-cambridge-votes-naeem-awan-ward-5-candidate/</text:p>
          </table:table-cell>
          <table:table-cell office:value-type="string" calcext:value-type="string">
            <text:p>CAMBRIDGE VOTES: Naeem Awan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235-cambridge-votes-amanda-maxwell-ward-5-candidate/</text:p>
          </table:table-cell>
          <table:table-cell office:value-type="string" calcext:value-type="string">
            <text:p>CAMBRIDGE VOTES: Amanda Maxwell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52-cambridge-votes-jim-karahalios-ward-5-candidate/</text:p>
          </table:table-cell>
          <table:table-cell office:value-type="string" calcext:value-type="string">
            <text:p>CAMBRIDGE VOTES: Jim Karahalios, Ward 5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5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2390-cambridge-votes-kris-langford-ward-6-candidate/</text:p>
          </table:table-cell>
          <table:table-cell office:value-type="string" calcext:value-type="string">
            <text:p>CAMBRIDGE VOTES: Kris Langford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44-cambridge-votes-adam-cooper-ward-6-candidate/</text:p>
          </table:table-cell>
          <table:table-cell office:value-type="string" calcext:value-type="string">
            <text:p>CAMBRIDGE VOTES: Adam Cooper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3555-cambridge-votes-eian-campbell-ward-6-candidate/</text:p>
          </table:table-cell>
          <table:table-cell office:value-type="string" calcext:value-type="string">
            <text:p>CAMBRIDGE VOTES: Eian Campbell, Ward 6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6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2-cambridge-votes-scott-hamilton-ward-7-candidate/</text:p>
          </table:table-cell>
          <table:table-cell office:value-type="string" calcext:value-type="string">
            <text:p>CAMBRIDGE VOTES: Scott Hamilton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0-cambridge-votes-mike-devine-ward-2-candidate/</text:p>
          </table:table-cell>
          <table:table-cell office:value-type="string" calcext:value-type="string">
            <text:p>CAMBRIDGE VOTES: Mike Devine, Ward 2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6-cambridge-votes-chris-sim-ward-7-candidate/</text:p>
          </table:table-cell>
          <table:table-cell office:value-type="string" calcext:value-type="string">
            <text:p>CAMBRIDGE VOTES: Chris Sim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138-cambridge-votes-manuel-da-silva-ward-7-candidate/</text:p>
          </table:table-cell>
          <table:table-cell office:value-type="string" calcext:value-type="string">
            <text:p>CAMBRIDGE VOTES: Manuel da Silva, Ward 7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7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596-cambridge-votes-nicholas-ermeta-ward-8-candidate/</text:p>
          </table:table-cell>
          <table:table-cell office:value-type="string" calcext:value-type="string">
            <text:p>CAMBRIDGE VOTES: Nicholas Ermeta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38-cambridge-votes-jack-perkes-ward-8-candidate/</text:p>
          </table:table-cell>
          <table:table-cell office:value-type="string" calcext:value-type="string">
            <text:p>CAMBRIDGE VOTES: Jack Perkes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695-cambridge-votes-vandan-patel-ward-8-candidate/</text:p>
          </table:table-cell>
          <table:table-cell office:value-type="string" calcext:value-type="string">
            <text:p>CAMBRIDGE VOTES: Vandan Patel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768-cambridge-votes-david-hood-ward-8-candidate/</text:p>
          </table:table-cell>
          <table:table-cell office:value-type="string" calcext:value-type="string">
            <text:p>CAMBRIDGE VOTES: David Hood, Ward 8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838-cambridge-votes-kathryn-mcgarry-mayoral-candidate/</text:p>
          </table:table-cell>
          <table:table-cell office:value-type="string" calcext:value-type="string">
            <text:p>CAMBRIDGE VOTES: Kathryn McGarry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04-cambridge-votes-jan-liggett-mayoral-candidate/</text:p>
          </table:table-cell>
          <table:table-cell office:value-type="string" calcext:value-type="string">
            <text:p>CAMBRIDGE VOTES: Jan Liggett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4951-cambridge-votes-randy-carter-mayoral-candidate/</text:p>
          </table:table-cell>
          <table:table-cell office:value-type="string" calcext:value-type="string">
            <text:p>CAMBRIDGE VOTES: Randy Carter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266-cambridge-votes-erick-takor-ward-1-candidate/</text:p>
          </table:table-cell>
          <table:table-cell office:value-type="string" calcext:value-type="string">
            <text:p>CAMBRIDGE VOTES: Erick Takor, Ward 1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08-cambridge-votes-doug-craig-regional-council-candidate/</text:p>
          </table:table-cell>
          <table:table-cell office:value-type="string" calcext:value-type="string">
            <text:p>CAMBRIDGE VOTES: Doug Craig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397-cambridge-votes-prakash-venkataraman-regional-council-candidate/</text:p>
          </table:table-cell>
          <table:table-cell office:value-type="string" calcext:value-type="string">
            <text:p>CAMBRIDGE VOTES: Prakash Venkataraman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468-cambridge-votes-crystal-whetham-regional-council-candidate/</text:p>
          </table:table-cell>
          <table:table-cell office:value-type="string" calcext:value-type="string">
            <text:p>CAMBRIDGE VOTES: Crystal Whetham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522-cambridge-votes-tyler-calver-regional-council-candidate/</text:p>
          </table:table-cell>
          <table:table-cell office:value-type="string" calcext:value-type="string">
            <text:p>CAMBRIDGE VOTES: Tyler Calver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984-cambridge-votes-pam-wolf-regional-council-candidate/</text:p>
          </table:table-cell>
          <table:table-cell office:value-type="string" calcext:value-type="string">
            <text:p>CAMBRIDGE VOTES: Pam Wolf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042-cambridge-votes-cindy-watson-waterloo-region-district-school-board-candidate/</text:p>
          </table:table-cell>
          <table:table-cell office:value-type="string" calcext:value-type="string">
            <text:p>CAMBRIDGE VOTES: Cindy Wat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58-cambridge-votes-jayne-herring-waterloo-region-district-school-board-candidate/</text:p>
          </table:table-cell>
          <table:table-cell office:value-type="string" calcext:value-type="string">
            <text:p>CAMBRIDGE VOTES: Jayne Herring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684-cambridge-votes-carla-johnson-waterloo-region-district-school-board-candidate/</text:p>
          </table:table-cell>
          <table:table-cell office:value-type="string" calcext:value-type="string">
            <text:p>CAMBRIDGE VOTES: Carla Johnson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48-cambridge-votes-lux-burgess-waterloo-region-district-school-board-candidate/</text:p>
          </table:table-cell>
          <table:table-cell office:value-type="string" calcext:value-type="string">
            <text:p>CAMBRIDGE VOTES: Lux Burges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776-cambridge-votes-bill-cody-waterloo-region-district-school-board-candidate/</text:p>
          </table:table-cell>
          <table:table-cell office:value-type="string" calcext:value-type="string">
            <text:p>CAMBRIDGE VOTES: Bill Cody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25-cambridge-votes-bobbi-stewart-regional-council-candidate/</text:p>
          </table:table-cell>
          <table:table-cell office:value-type="string" calcext:value-type="string">
            <text:p>CAMBRIDGE VOTES: Bobbi Stewart, regional counci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6850-cambridge-votes-mandi-bond-waterloo-region-district-school-board-candidate/</text:p>
          </table:table-cell>
          <table:table-cell office:value-type="string" calcext:value-type="string">
            <text:p>CAMBRIDGE VOTES: Mandi Bond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32-cambridge-votes-linda-brooks-waterloo-region-district-school-board-candidate/</text:p>
          </table:table-cell>
          <table:table-cell office:value-type="string" calcext:value-type="string">
            <text:p>CAMBRIDGE VOTES: Linda Brooks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53-cambridge-votes-courtney-waterfall-waterloo-region-district-school-board-candidate/</text:p>
          </table:table-cell>
          <table:table-cell office:value-type="string" calcext:value-type="string">
            <text:p>CAMBRIDGE VOTES: Courtney Waterfall, Waterloo Region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173-cambridge-votes-marisa-phillips-waterloo-catholic-district-school-board-candidate/</text:p>
          </table:table-cell>
          <table:table-cell office:value-type="string" calcext:value-type="string">
            <text:p>CAMBRIDGE VOTES: Marisa Phillip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340-cambridge-votes-jesse-keels-waterloo-catholic-district-school-board-candidate/</text:p>
          </table:table-cell>
          <table:table-cell office:value-type="string" calcext:value-type="string">
            <text:p>CAMBRIDGE VOTES: Jesse Keel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57-cambridge-votes-michael-john-rattee-waterloo-catholic-district-school-board-candidate/</text:p>
          </table:table-cell>
          <table:table-cell office:value-type="string" calcext:value-type="string">
            <text:p>CAMBRIDGE VOTES: Michael John Rattee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7483-cambridge-votes-winston-francis-waterloo-catholic-district-school-board-candidate/</text:p>
          </table:table-cell>
          <table:table-cell office:value-type="string" calcext:value-type="string">
            <text:p>CAMBRIDGE VOTES: Winston Francis, Waterloo Catholic District School Board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cambridgetimes.ca/news-story/10715000-cambridge-votes-cody-botelho-mayoral-candidate/</text:p>
          </table:table-cell>
          <table:table-cell office:value-type="string" calcext:value-type="string">
            <text:p>CAMBRIDGE VOTES: Cody Botelho, mayoral candidate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string" calcext:value-type="string">
            <text:p>https://www.cambridgetoday.ca/2022-municipal-election-news/meet-the-candidates-ward-8-incumbent-nicholas-ermeta-5873214</text:p>
          </table:table-cell>
          <table:table-cell office:value-type="string" calcext:value-type="string">
            <text:p>MEET THE CANDIDATES: Ward 8 incumbent Nicholas Ermeta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Ward-08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ambridgetoday.ca/2022-municipal-election-news/over-80-local-candidates-attend-event-ahead-of-october-election-5872987</text:p>
          </table:table-cell>
          <table:table-cell office:value-type="string" calcext:value-type="string">
            <text:p>Over 80 local candidates attend event ahead of October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youtube.com/watch?v=v1MT1rZjUkA</text:p>
          </table:table-cell>
          <table:table-cell office:value-type="string" calcext:value-type="string">
            <text:p>The Local Campaign: Councillor Candidate Q&amp;A - Cambridge (Update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1, Cambridge-Ward-02, Cambridge-Ward-03, Cambridge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cbc.ca/news/canada/kitchener-waterloo/waterloo-region-votes-2022-voter-voices-panel-1.6595911</text:p>
          </table:table-cell>
          <table:table-cell office:value-type="string" calcext:value-type="string">
            <text:p>These voters share their top issues in this fall's municipal election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globalnews.ca/news/9158863/2022-ontario-municipal-election-kitchener-ward-2-council-candidates/</text:p>
          </table:table-cell>
          <table:table-cell office:value-type="string" calcext:value-type="string">
            <text:p>2022 Ontario municipal election: Meet the Kitchener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aconwr.ca/blog/uncategorized/heritage-platforms-for-2022-elections/</text:p>
          </table:table-cell>
          <table:table-cell office:value-type="string" calcext:value-type="string">
            <text:p>Heritage Platforms for 2022 Elections</text:p>
          </table:table-cell>
          <table:table-cell office:value-type="string" calcext:value-type="string">
            <text:p>ACO (Architectural Conservancy Ontario) North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therecord.com/news/municipal-election/2022/09/27/uncontested-seats-outnumber-election-races-in-wellesley-north-dumfries.html</text:p>
          </table:table-cell>
          <table:table-cell office:value-type="string" calcext:value-type="string">
            <text:p>Uncontested seats outnumber election races in Wellesley, North Dumfri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newhamburgindependent.ca/news-story/10720077-waterloo-region-votes-tracey-weiler-waterloo-catholic-district-school-board-trustee-candidate/</text:p>
          </table:table-cell>
          <table:table-cell office:value-type="string" calcext:value-type="string">
            <text:p>WATERLOO REGION VOTES: Tracey Weiler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6-wilmot-votes-ron-downs-wilmot-township-ward-4-candidate/</text:p>
          </table:table-cell>
          <table:table-cell office:value-type="string" calcext:value-type="string">
            <text:p>WILMOT VOTES: Ron Downs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38-wilmot-votes-natasha-salonen-wilmot-township-mayoral-candidate/</text:p>
          </table:table-cell>
          <table:table-cell office:value-type="string" calcext:value-type="string">
            <text:p>WILMOT VOTES: Natasha Salonen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27-wilmot-votes-angie-hallman-wilmot-township-ward-1-candidate/</text:p>
          </table:table-cell>
          <table:table-cell office:value-type="string" calcext:value-type="string">
            <text:p>WILMOT VOTES: Angie Hallman, Wilmot Township Ward 1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1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36-wilmot-votes-jenn-pfenning-wilmot-township-mayoral-candidate/</text:p>
          </table:table-cell>
          <table:table-cell office:value-type="string" calcext:value-type="string">
            <text:p>WILMOT VOTES: Jenn Pfenning, Wilmot Township mayoral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6642-wilmot-votes-cheryl-gordijk-wilmot-township-ward-2-candidate/</text:p>
          </table:table-cell>
          <table:table-cell office:value-type="string" calcext:value-type="string">
            <text:p>WILMOT VOTES: Cheryl Gordijk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81-wilmot-votes-harvir-sidhu-wilmot-township-ward-3-candidate/</text:p>
          </table:table-cell>
          <table:table-cell office:value-type="string" calcext:value-type="string">
            <text:p>WILMOT VOTES: Harvir Sidhu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796-wilmot-votes-kris-wilkinson-wilmot-township-ward-2-candidate/</text:p>
          </table:table-cell>
          <table:table-cell office:value-type="string" calcext:value-type="string">
            <text:p>WILMOT VOTES: Kris Wilkin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41-wilmot-votes-lillianne-dunstall-wilmot-township-ward-4-candidate/</text:p>
          </table:table-cell>
          <table:table-cell office:value-type="string" calcext:value-type="string">
            <text:p>WILMOT VOTES: Lillianne Dunstall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72-wilmot-votes-gary-mosburger-wilmot-township-ward-3-candidate/</text:p>
          </table:table-cell>
          <table:table-cell office:value-type="string" calcext:value-type="string">
            <text:p>WILMOT VOTES: Gary Mosburger, Wilmot Township Ward 3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3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8894-wilmot-votes-terry-broda-wilmot-township-ward-4-candidate/</text:p>
          </table:table-cell>
          <table:table-cell office:value-type="string" calcext:value-type="string">
            <text:p>WILMOT VOTES: Terry Broda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09964-wilmot-votes-steph-goertz-wilmot-township-ward-4-candidate/</text:p>
          </table:table-cell>
          <table:table-cell office:value-type="string" calcext:value-type="string">
            <text:p>WILMOT VOTES: Steph Goertz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59-waterloo-region-votes-dariusz-grabka-waterloo-district-catholic-school-board-trustee-candidate/</text:p>
          </table:table-cell>
          <table:table-cell office:value-type="string" calcext:value-type="string">
            <text:p>WATERLOO REGION VOTES: Dariusz Grabka, Waterloo District Catholic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61-wilmot-votes-john-jordan-wilmot-township-ward-4-candidate/</text:p>
          </table:table-cell>
          <table:table-cell office:value-type="string" calcext:value-type="string">
            <text:p>WILMOT VOTES: John Jorda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0276-wilmot-votes-steven-martin-wilmot-township-ward-4-candidate/</text:p>
          </table:table-cell>
          <table:table-cell office:value-type="string" calcext:value-type="string">
            <text:p>WILMOT VOTES: Steven Martin, Wilmot Township Ward 4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4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05-waterloo-region-votes-simone-beaucage-waterloo-catholic-district-school-board-trustee-candidate/</text:p>
          </table:table-cell>
          <table:table-cell office:value-type="string" calcext:value-type="string">
            <text:p>WATERLOO REGION VOTES: Simone Beaucage, Waterloo Catholic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English-Kitchener-Wilmot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1228-wilmot-votes-reginald-simpson-wilmot-township-ward-2-candidate/</text:p>
          </table:table-cell>
          <table:table-cell office:value-type="string" calcext:value-type="string">
            <text:p>WILMOT VOTES: Reginald Simpson, Wilmot Township Ward 2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Ward-02</text:p>
          </table:table-cell>
          <table:table-cell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string" calcext:value-type="string">
            <text:p>https://www.newhamburgindependent.ca/news-story/10715501-waterloo-region-votes-madan-dheer-waterloo-region-district-school-board-trustee-candidate/</text:p>
          </table:table-cell>
          <table:table-cell office:value-type="string" calcext:value-type="string">
            <text:p>WATERLOO REGION VOTES: Madan Dheer, Waterloo Region District School Board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Public-English-Waterloo-Wilmot</text:p>
          </table:table-cell>
          <table:table-cell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string" calcext:value-type="string">
            <text:p>https://www.waterloochronicle.ca/opinion-story/10718880-elections-ontario-can-do-a-much-better-job-getting-the-word-out/</text:p>
          </table:table-cell>
          <table:table-cell office:value-type="string" calcext:value-type="string">
            <text:p>Elections Ontario can do a much better job getting the word out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ioau/ama_blayr_hogg_here_candidate_for_ward_5_waterloo/</text:p>
          </table:table-cell>
          <table:table-cell office:value-type="string" calcext:value-type="string">
            <text:p>Blayr Hogg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ld.reddit.com/r/waterloo/comments/xq6c4l/connecting_with_regional_candidate_colleen/</text:p>
          </table:table-cell>
          <table:table-cell office:value-type="string" calcext:value-type="string">
            <text:p>Colleen Jame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8p6Q2XL53sc</text:p>
          </table:table-cell>
          <table:table-cell office:value-type="string" calcext:value-type="string">
            <text:p>The Local Campaign: Councillor Candidate Q&amp;A – Kitchener (Wards 7-10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, Kitchener-Ward-08, Kitchener-Ward-09, 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UzLYvRifA4E</text:p>
          </table:table-cell>
          <table:table-cell office:value-type="string" calcext:value-type="string">
            <text:p>The Local Campaign: Councillor Candidate Q&amp;A - Cambridge (Wards 5-8)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Cambridge-Ward-05, Cambridge-Ward-06, Cambridge-Ward-07, Cambridge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59024/2022-ontario-municipal-election-waterloo-ward-3-council-candidates/</text:p>
          </table:table-cell>
          <table:table-cell office:value-type="string" calcext:value-type="string">
            <text:p>2022 Ontario municipal election: Meet the Waterloo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globalnews.ca/news/9161431/2022-ontario-municipal-election-meet-cambridge-regional-councillor-candidates/</text:p>
          </table:table-cell>
          <table:table-cell office:value-type="string" calcext:value-type="string">
            <text:p>2022 Ontario municipal election: Meet the Cambridge regional councillo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kitchener.ctvnews.ca/city-of-waterloo-to-reissue-voting-cards-after-incorrect-information-sent-out-1.6088345</text:p>
          </table:table-cell>
          <table:table-cell office:value-type="string" calcext:value-type="string">
            <text:p>City of Waterloo to reissue voting cards after incorrect information sent out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two-candidates-vying-for-wellesleys-ward-4/</text:p>
          </table:table-cell>
          <table:table-cell office:value-type="string" calcext:value-type="string">
            <text:p>Two candidates vying for Wellesley’s Ward 4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ellesley-Ward-04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bserverxtra.com/2022/09/29/one-stop-shop-for-municipal-election-info/</text:p>
          </table:table-cell>
          <table:table-cell office:value-type="string" calcext:value-type="string">
            <text:p>One-stop shop for municipal election info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therecord.com/news/municipal-election/2022/09/29/30-kmh-speed-limit-roils-waterloo-election-race.html</text:p>
          </table:table-cell>
          <table:table-cell office:value-type="string" calcext:value-type="string">
            <text:p>30 km/h speed limit roils Waterloo election rac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citified.substack.com/p/waterloo-candidates</text:p>
          </table:table-cell>
          <table:table-cell office:value-type="string" calcext:value-type="string">
            <text:p>Waterloo Candidates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Alias-CityWaterloo, SchoolBoard-Public-English-Waterloo-Wilmot, SchoolBoard-Catholic-English-Waterloo-Wellesley-Woolwich,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globalnews.ca/news/9162520/2022-ontario-municipal-election-kitchener-ward-3-council-candidates/</text:p>
          </table:table-cell>
          <table:table-cell office:value-type="string" calcext:value-type="string">
            <text:p>2022 Ontario municipal election: Meet the Kitchener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SItthvVC0TI</text:p>
          </table:table-cell>
          <table:table-cell office:value-type="string" calcext:value-type="string">
            <text:p>The Local Campaign: Wilmot/Woolwich Mayoral Debates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Wilmot-Mayor, 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waterloo-candidates-running-for-waterloo-regional-council-1.6090013</text:p>
          </table:table-cell>
          <table:table-cell office:value-type="string" calcext:value-type="string">
            <text:p>Meet the Waterloo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cambridge-candidates-running-for-waterloo-regional-council-1.6089961</text:p>
          </table:table-cell>
          <table:table-cell office:value-type="string" calcext:value-type="string">
            <text:p>Meet the Cambridge candidates running for Waterloo regional council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kitchener.ctvnews.ca/meet-the-kitchener-candidates-running-for-waterloo-regional-council-1.6089686</text:p>
          </table:table-cell>
          <table:table-cell office:value-type="string" calcext:value-type="string">
            <text:p>Meet the Kitchener candidates running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Regional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QuENRSbhKLw</text:p>
          </table:table-cell>
          <table:table-cell office:value-type="string" calcext:value-type="string">
            <text:p>Uptown Neighborhood Regional Waterloo Councilor Debates 2022</text:p>
          </table:table-cell>
          <table:table-cell office:value-type="string" calcext:value-type="string">
            <text:p>Uptown Waterloo Neighbourhood Associations</text:p>
          </table:table-cell>
          <table:table-cell office:value-type="string" calcext:value-type="string">
            <text:p>Regional-Waterloo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string" calcext:value-type="string">
            <text:p>https://globalnews.ca/news/9165329/2022-ontario-municipal-election-waterloo-ward-3-candidates/</text:p>
          </table:table-cell>
          <table:table-cell office:value-type="string" calcext:value-type="string">
            <text:p>2022 Ontario municipal election: Meet the Waterloo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odysee.com/@CanadaPoli:f/video1555558813:8?s=35</text:p>
          </table:table-cell>
          <table:table-cell office:value-type="string" calcext:value-type="string">
            <text:p>Ahmed Kassad - Speaking Moistly - School Board Trustee Series</text:p>
          </table:table-cell>
          <table:table-cell office:value-type="string" calcext:value-type="string">
            <text:p>CanadaPoli</text:p>
          </table:table-cell>
          <table:table-cell office:value-type="string" calcext:value-type="string">
            <text:p>SchoolBoard-Public-English-Kitchener</text:p>
          </table:table-cell>
          <table:table-cell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2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81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cst/province/on/riding/441/subriding/17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7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4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468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paignlifecoalition.com/compare-candidates/view/level/pst/province/on/riding/473/subriding/669</text:p>
          </table:table-cell>
          <table:table-cell office:value-type="string" calcext:value-type="string">
            <text:p>Campaign for Life Coalition Endorsements</text:p>
          </table:table-cell>
          <table:table-cell office:value-type="string" calcext:value-type="string">
            <text:p>Campaign for Life Coalition</text:p>
          </table:table-cell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cambridgetoday.ca/around-ontario/beyond-local-municipal-election-date-clashes-with-diwali-festival-5892778</text:p>
          </table:table-cell>
          <table:table-cell office:value-type="string" calcext:value-type="string">
            <text:p>BEYOND LOCAL: Municipal election date clashes with Diwali festival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wilmot-mayoral-candidates-municipal-election-2022-1.6601916</text:p>
          </table:table-cell>
          <table:table-cell office:value-type="string" calcext:value-type="string">
            <text:p>Wilmot mayoral candidates on how they'd address housing, climate change and racism in township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ilmot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string" calcext:value-type="string">
            <text:p>https://www.therecord.com/news/waterloo-region/2022/09/29/housing-tops-the-list-of-issues-for-waterloo-candidates-running-for-regional-council.html</text:p>
          </table:table-cell>
          <table:table-cell office:value-type="string" calcext:value-type="string">
            <text:p>Housing tops the list of issues for Waterloo candidates running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therecord.com/new_hamburg_independent/news/municipal-election/2022/10/03/wilmot-township-will-elect-a-female-mayor-for-the-first-time-this-municipal-election.htm</text:p>
          </table:table-cell>
          <table:table-cell office:value-type="string" calcext:value-type="string">
            <text:p>Wilmot Township will elect a female mayor for the first time this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ambridgetoday.ca/local-news/2slgbtq-month-a-time-for-celebration-and-action-in-cambridge-5901296</text:p>
          </table:table-cell>
          <table:table-cell office:value-type="string" calcext:value-type="string">
            <text:p>2SLGBTQ+ month a time for celebration and action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bc.ca/news/canada/kitchener-waterloo/cambridge-mayoral-candidates-municipal-election-2022-1.6604497</text:p>
          </table:table-cell>
          <table:table-cell office:value-type="string" calcext:value-type="string">
            <text:p>Opioid crisis a top concern, but Cambridge mayoral candidates offer different views on solutio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csb-waterloo-catholic-district-school-board</text:p>
          </table:table-cell>
          <table:table-cell office:value-type="string" calcext:value-type="string">
            <text:p>Vote Against Woke Endorsements (WC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voteagainstwoke.ca/plan-your-vote-step-3-epsb-waterloo-region-district-school-board</text:p>
          </table:table-cell>
          <table:table-cell office:value-type="string" calcext:value-type="string">
            <text:p>Vote Against Woke Endorsements (WRDSB)</text:p>
          </table:table-cell>
          <table:table-cell office:value-type="string" calcext:value-type="string">
            <text:p>Vote Against Woke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zcJhaxU4qQU</text:p>
          </table:table-cell>
          <table:table-cell office:value-type="string" calcext:value-type="string">
            <text:p>PART 2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youtube.com/watch?v=CuQGmF2O2Dw</text:p>
          </table:table-cell>
          <table:table-cell office:value-type="string" calcext:value-type="string">
            <text:p>PART 1 - Meet the Candidates for Ward 10 Councillor, Oct 2-2022, Kitchener Downtown Community Centre</text:p>
          </table:table-cell>
          <table:table-cell office:value-type="string" calcext:value-type="string">
            <text:p>Olde Berlin Town Neighbourhood Association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itynews.ca/local-news/wrdsb-weaponizing-code-of-conduct-to-quiet-criticism-trustee-5907572</text:p>
          </table:table-cell>
          <table:table-cell office:value-type="string" calcext:value-type="string">
            <text:p>WRDSB 'weaponizing' code of conduct to quiet criticism: Trustee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SchoolBoard-Public-English 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old.reddit.com/r/waterloo/comments/xuztxd/who_should_i_vote_for_in_the_city_of_waterloo/</text:p>
          </table:table-cell>
          <table:table-cell office:value-type="string" calcext:value-type="string">
            <text:p>Who should I vote for in the City of Waterloo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CityWaterloo, Regional-Waterlo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cbc.ca/news/canada/kitchener-waterloo/woolwich-township-mayor-candidates-municipal-election-2022-1.6605841</text:p>
          </table:table-cell>
          <table:table-cell office:value-type="string" calcext:value-type="string">
            <text:p>Future of housing, transit top of mind for Woolwich Township mayoral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oolwich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globalnews.ca/news/9172207/2022-ontario-municipal-election-cambridge-ward-1-council-candidates/</text:p>
          </table:table-cell>
          <table:table-cell office:value-type="string" calcext:value-type="string">
            <text:p>2022 Ontario municipal election: Meet the Cambridge Ward 1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globalnews.ca/news/9175351/2022-ontario-municipal-election-kitchener-ward-5-council-candidates-2/</text:p>
          </table:table-cell>
          <table:table-cell office:value-type="string" calcext:value-type="string">
            <text:p>2022 Ontario municipal election: Meet the Kitchener Ward 5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globalnews.ca/news/9175629/2022-ontario-municipal-election-waterloo-ward-6-council-candidates/</text:p>
          </table:table-cell>
          <table:table-cell office:value-type="string" calcext:value-type="string">
            <text:p>2022 Ontario municipal election: Meet the Waterloo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3-candidates-1.6096201</text:p>
          </table:table-cell>
          <table:table-cell office:value-type="string" calcext:value-type="string">
            <text:p>Meet the Kitchener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4-candidates-1.6096203</text:p>
          </table:table-cell>
          <table:table-cell office:value-type="string" calcext:value-type="string">
            <text:p>Meet the Kitchener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2-candidates-1.6096190</text:p>
          </table:table-cell>
          <table:table-cell office:value-type="string" calcext:value-type="string">
            <text:p>Meet the Kitchener Ward 2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6-candidates-1.6096205</text:p>
          </table:table-cell>
          <table:table-cell office:value-type="string" calcext:value-type="string">
            <text:p>Meet the Kitchener Ward 6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kitchener-ward-8-candidates-1.6096210</text:p>
          </table:table-cell>
          <table:table-cell office:value-type="string" calcext:value-type="string">
            <text:p>Meet the Kitchener Ward 8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video?clipId=2534877</text:p>
          </table:table-cell>
          <table:table-cell office:value-type="string" calcext:value-type="string">
            <text:p>New campaign sign rules in Region of Waterloo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your-guide-to-everything-you-need-to-know-to-vote-in-the-region-of-waterloo-2022-municipal-election-1.6095528</text:p>
          </table:table-cell>
          <table:table-cell office:value-type="string" calcext:value-type="string">
            <text:p>Your guide to everything you need to know to vote in the Region of Waterloo 2022 municipal election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9-candidates-1.6096212</text:p>
          </table:table-cell>
          <table:table-cell office:value-type="string" calcext:value-type="string">
            <text:p>Meet the Kitchener Ward 9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wrdsb-trustee-candidate-passes-away-1.6098038</text:p>
          </table:table-cell>
          <table:table-cell office:value-type="string" calcext:value-type="string">
            <text:p>WRDSB trustee candidate passes away (Mark Fraser)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woolwich.ca/Modules/News/index.aspx?newsId=3c42e567-4c33-4407-b1d6-ad46e668da1e</text:p>
          </table:table-cell>
          <table:table-cell office:value-type="string" calcext:value-type="string">
            <text:p>Sudden passing of Waterloo Region District School Board (WRDSB) Trustee candidate Mark Fraser</text:p>
          </table:table-cell>
          <table:table-cell office:value-type="string" calcext:value-type="string">
            <text:p>Township of Woolwich</text:p>
          </table:table-cell>
          <table:table-cell office:value-type="string" calcext:value-type="string">
            <text:p>SchoolBoard-Public-English-Woolwich-Wellesley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7-candidates-1.6097289</text:p>
          </table:table-cell>
          <table:table-cell office:value-type="string" calcext:value-type="string">
            <text:p>Meet the Waterloo Ward 7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5-candidates-1.6097249</text:p>
          </table:table-cell>
          <table:table-cell office:value-type="string" calcext:value-type="string">
            <text:p>Meet the Waterloo Ward 5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old.reddit.com/r/kitchener/comments/xvy44r/so_who_are_we_all_voting_for_kitchener_council/</text:p>
          </table:table-cell>
          <table:table-cell office:value-type="string" calcext:value-type="string">
            <text:p>So, who are we all voting for Kitchener Council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3-candidates-1.6097231</text:p>
          </table:table-cell>
          <table:table-cell office:value-type="string" calcext:value-type="string">
            <text:p>Meet the Waterloo Ward 3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6-candidates-1.6097267</text:p>
          </table:table-cell>
          <table:table-cell office:value-type="string" calcext:value-type="string">
            <text:p>Meet the Waterloo Ward 6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2-candidates-1.6097222</text:p>
          </table:table-cell>
          <table:table-cell office:value-type="string" calcext:value-type="string">
            <text:p>Meet the Waterloo Ward 2 candidates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kitchener.ctvnews.ca/meet-the-waterloo-ward-4-candidates-1.6097238</text:p>
          </table:table-cell>
          <table:table-cell office:value-type="string" calcext:value-type="string">
            <text:p>Meet the Waterloo Ward 4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Waterloo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7-candidates-1.6096208</text:p>
          </table:table-cell>
          <table:table-cell office:value-type="string" calcext:value-type="string">
            <text:p>Meet the Kitchener Ward 7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kitchener-ward-10-candidates-1.6096217</text:p>
          </table:table-cell>
          <table:table-cell office:value-type="string" calcext:value-type="string">
            <text:p>Meet the Kitchener Ward 10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kitchener.ctvnews.ca/meet-the-city-of-kitchener-candidates-for-council-1.6095812</text:p>
          </table:table-cell>
          <table:table-cell office:value-type="string" calcext:value-type="string">
            <text:p>Meet the Kitchener Ward 1 candidates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cambridgetoday.ca/2022-municipal-election-news/online-voting-for-municipal-election-set-to-begin-this-week-5909061</text:p>
          </table:table-cell>
          <table:table-cell office:value-type="string" calcext:value-type="string">
            <text:p>Online voting for municipal election set to begin this week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newhamburgindependent.ca/news-story/10735534-waterloo-region-votes-ric-sanderson-conseil-scolaire-catholique-monavenir-trustee-candidate/</text:p>
          </table:table-cell>
          <table:table-cell office:value-type="string" calcext:value-type="string">
            <text:p>WATERLOO REGION VOTES: Éric Sanderson, Conseil Scolaire Catholique MonAvenir trustee candidate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SchoolBoard-Catholic-French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bdDf9HDAs</text:p>
          </table:table-cell>
          <table:table-cell office:value-type="string" calcext:value-type="string">
            <text:p>The Local Campaign: Councillor Candidate Q&amp;A - Kitchener Ward 5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5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KLxxOOp8yT8</text:p>
          </table:table-cell>
          <table:table-cell office:value-type="string" calcext:value-type="string">
            <text:p>The Local Campaign: Councillor Candidate Q&amp;A - Kitchener Ward 4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wDPJHgnqxI</text:p>
          </table:table-cell>
          <table:table-cell office:value-type="string" calcext:value-type="string">
            <text:p>The Local Campaign: Councillor Candidate Q&amp;A - Kitchener Ward 1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dYAZpE1Wcdk</text:p>
          </table:table-cell>
          <table:table-cell office:value-type="string" calcext:value-type="string">
            <text:p>The Local Campaign: Councillor Candidate Q&amp;A - Kitchener Ward 6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6680lco69Ig</text:p>
          </table:table-cell>
          <table:table-cell office:value-type="string" calcext:value-type="string">
            <text:p>The Local Campaign: Councillor Candidate Q&amp;A - Kitchener Ward 2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5LtiQBF-XnE</text:p>
          </table:table-cell>
          <table:table-cell office:value-type="string" calcext:value-type="string">
            <text:p>The Local Campaign: Councillor Candidate Q&amp;A - Kitchener Ward 3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3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8aEjEsn2Wyg</text:p>
          </table:table-cell>
          <table:table-cell office:value-type="string" calcext:value-type="string">
            <text:p>The Local Campaign: Councillor Candidate Q&amp;A - Kitchener Ward 10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mZzn-R-EYU8</text:p>
          </table:table-cell>
          <table:table-cell office:value-type="string" calcext:value-type="string">
            <text:p>The Local Campaign: Councillor Candidate Q&amp;A - Kitchener Ward 7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7EPR1TkAamM</text:p>
          </table:table-cell>
          <table:table-cell office:value-type="string" calcext:value-type="string">
            <text:p>The Local Campaign: Councillor Candidate Q&amp;A - Kitchener Ward 8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8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youtube.com/watch?v=WUmHwJU6ehE</text:p>
          </table:table-cell>
          <table:table-cell office:value-type="string" calcext:value-type="string">
            <text:p>The Local Campaign: Councillor Candidate Q&amp;A - Kitchener Ward 9</text:p>
          </table:table-cell>
          <table:table-cell office:value-type="string" calcext:value-type="string">
            <text:p>Rogers tv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globalnews.ca/news/9181663/2022-ontario-municipal-election-cambridge-ward-3-council-candidates/</text:p>
          </table:table-cell>
          <table:table-cell office:value-type="string" calcext:value-type="string">
            <text:p>2022 Ontario municipal election: Meet the Cambridge Ward 3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globalnews.ca/news/9184122/2022-ontario-municipal-election-waterloo-regional-chair-candidates/</text:p>
          </table:table-cell>
          <table:table-cell office:value-type="string" calcext:value-type="string">
            <text:p>2022 Ontario municipal election: Meet the Waterloo regional chair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Regional-Chai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citified.substack.com/p/election-day-is-near</text:p>
          </table:table-cell>
          <table:table-cell office:value-type="string" calcext:value-type="string">
            <text:p>Election Day is Near!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Kitchener-Ward-09, Regional-Kitchener, SchoolBoard-Public-English-Kitchene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midtownradiokw.transistor.fm/episodes/melissa-bowman-talks-to-brooklin-wallis-about-local-politics-and-running-for-council-as-a-trans-person</text:p>
          </table:table-cell>
          <table:table-cell office:value-type="string" calcext:value-type="string">
            <text:p>Barriers and Benefits: Melissa Bowman talks with Brooklin Wallis about Local Politics and Running for Council as a Trans Person</text:p>
          </table:table-cell>
          <table:table-cell office:value-type="string" calcext:value-type="string">
            <text:p>Midtown Radio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cbc.ca/news/canada/kitchener-waterloo/kitchener-mayor-candidates-2022-municipal-election-1.6608584</text:p>
          </table:table-cell>
          <table:table-cell office:value-type="string" calcext:value-type="string">
            <text:p>Kitchener's mayoral candidates outline their ideas on housing and homelessnes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string" calcext:value-type="string">
            <text:p>https://www.cbc.ca/news/canada/kitchener-waterloo/waterloo-region-municipal-election-voter-voices-housing-1.6599168</text:p>
          </table:table-cell>
          <table:table-cell office:value-type="string" calcext:value-type="string">
            <text:p>Housing — from rent to availability to homelessness — top concern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www.cbc.ca/news/canada/kitchener-waterloo/voter-voices-panel-municipal-election-waterloo-region-2022-1.6604135</text:p>
          </table:table-cell>
          <table:table-cell office:value-type="string" calcext:value-type="string">
            <text:p>Transit, climate, housing and amalgamation are key municipal issues for these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bc.ca/news/canada/kitchener-waterloo/waterloo-mayor-candidate-panel-2022-municipal-election-1.6607201</text:p>
          </table:table-cell>
          <table:table-cell office:value-type="string" calcext:value-type="string">
            <text:p>Lack of housing options — including for students — needs to be addressed, Waterloo mayoral candidates say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bserverxtra.com/2022/10/06/four-candidates-vying-for-two-spots-in-woolwichs-ward-3/</text:p>
          </table:table-cell>
          <table:table-cell office:value-type="string" calcext:value-type="string">
            <text:p>Four candidates vying for two spots in Woolwich’s Ward 3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Ward-03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what-do-cambridge-residents-want-in-the-upcoming-election.html</text:p>
          </table:table-cell>
          <table:table-cell office:value-type="string" calcext:value-type="string">
            <text:p>What do Cambridge residents want in the upcoming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therecord.com/news/municipal-election/2022/10/06/mcgarry-liggett-offer-contrasting-views-in-cambridge-mayoral-race.html</text:p>
          </table:table-cell>
          <table:table-cell office:value-type="string" calcext:value-type="string">
            <text:p>Cambridge mayoral race a study in contras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<text:s/>https://www.therecord.com/news/municipal-election/2022/10/06/voter-guide-advanced-polls-in-waterloo-region.html</text:p>
          </table:table-cell>
          <table:table-cell office:value-type="string" calcext:value-type="string">
            <text:p>Voter guide: advanced poll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string" calcext:value-type="string">
            <text:p>https://www.therecord.com/news/municipal-election/2022/10/04/grassroots-groups-quiz-municipal-school-board-candidates-in-waterloo-region.html</text:p>
          </table:table-cell>
          <table:table-cell office:value-type="string" calcext:value-type="string">
            <text:p>Grassroots groups quiz municipal, school board candidate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municipal-candidates-surveyed-about-social-services-in-cambridge-5914613</text:p>
          </table:table-cell>
          <table:table-cell office:value-type="string" calcext:value-type="string">
            <text:p>Municipal candidates surveyed about social services in Cambridg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string" calcext:value-type="string">
            <text:p>https://fcccnd.com/blog/10167-2022-municipal-election-survey-future-of-social-services-in-cambridge</text:p>
          </table:table-cell>
          <table:table-cell office:value-type="string" calcext:value-type="string">
            <text:p>Survey: Future of Social Services in Cambridge</text:p>
          </table:table-cell>
          <table:table-cell office:value-type="string" calcext:value-type="string">
            <text:p>Cambridge Food Bank, Cambridge Shelter, Family Counselling Centre of Cambridge and North Dumfries, YWCA Cambridge </text:p>
          </table:table-cell>
          <table:table-cell office:value-type="string" calcext:value-type="string">
            <text:p>Alias-Cambridge, Regional-Chair, Regional-Cambridge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www.cambridgetoday.ca/2022-municipal-election-news/damaging-election-signs-is-illegal-wrps-warn-5920224</text:p>
          </table:table-cell>
          <table:table-cell office:value-type="string" calcext:value-type="string">
            <text:p>Damaging election signs is illegal, WRPS warn</text:p>
          </table:table-cell>
          <table:table-cell office:value-type="string" calcext:value-type="string">
            <text:p>Cambridge Times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preventingcrime.ca/election/</text:p>
          </table:table-cell>
          <table:table-cell office:value-type="string" calcext:value-type="string">
            <text:p>2022 Election Candidates List Survey</text:p>
          </table:table-cell>
          <table:table-cell office:value-type="string" calcext:value-type="string">
            <text:p>Waterloo Crime Prevention Council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twitter.com/ReallocateW/status/1572920911195475968</text:p>
          </table:table-cell>
          <table:table-cell office:value-type="string" calcext:value-type="string">
            <text:p>Here are just a few of the candidates that we support.</text:p>
          </table:table-cell>
          <table:table-cell office:value-type="string" calcext:value-type="string">
            <text:p>ReallocateWR</text:p>
          </table:table-cell>
          <table:table-cell office:value-type="string" calcext:value-type="string">
            <text:p>Alias-SchoolBoard-Public-English, Regional-Kitchener, Waterloo-Ward-05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kitchener.ctvnews.ca/cambridge-and-wilmot-discuss-advance-and-day-of-voting-plans-for-municipal-election-1.6101381</text:p>
          </table:table-cell>
          <table:table-cell office:value-type="string" calcext:value-type="string">
            <text:p>Cambridge and Wilmot discuss advance and day-of voting plans for municipal election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string" calcext:value-type="string">
            <text:p>https://old.reddit.com/r/waterloo/comments/xww12s/does_jonathan_cassels_have_a_platform/</text:p>
          </table:table-cell>
          <table:table-cell office:value-type="string" calcext:value-type="string">
            <text:p>Does Jonathan Cassels have a platform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old.reddit.com/r/kitchener/comments/xy728k/kitcheners_mayoral_candidates_outline_their_ideas/</text:p>
          </table:table-cell>
          <table:table-cell office:value-type="string" calcext:value-type="string">
            <text:p>Kitchener's mayoral candidates outline their ideas on housing and homelessness 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sites.google.com/view/fabwr/home</text:p>
          </table:table-cell>
          <table:table-cell office:value-type="string" calcext:value-type="string">
            <text:p>FABWR Candidate Survey Results</text:p>
          </table:table-cell>
          <table:table-cell office:value-type="string" calcext:value-type="string">
            <text:p>For a Better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www.gren.ca/activities.php?id=18</text:p>
          </table:table-cell>
          <table:table-cell office:value-type="string" calcext:value-type="string">
            <text:p>GREN Survey on Environmental Issues</text:p>
          </table:table-cell>
          <table:table-cell office:value-type="string" calcext:value-type="string">
            <text:p>Grand River Environmental Network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cyclewr.ca/2022-municipal-elections#Survey</text:p>
          </table:table-cell>
          <table:table-cell office:value-type="string" calcext:value-type="string">
            <text:p>CycleWR Survey</text:p>
          </table:table-cell>
          <table:table-cell office:value-type="string" calcext:value-type="string">
            <text:p>CycleWR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string" calcext:value-type="string">
            <text:p>https://www.facebook.com/groups/355885149172210/posts/657434045683984/</text:p>
          </table:table-cell>
          <table:table-cell office:value-type="string" calcext:value-type="string">
            <text:p>Cheryle Baker response to Save Middlebrook Bridge Survey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string" calcext:value-type="string">
            <text:p>https://www.facebook.com/groups/355885149172210/posts/647726596654729/?comment_id=649044569856265</text:p>
          </table:table-cell>
          <table:table-cell office:value-type="string" calcext:value-type="string">
            <text:p>Paul Bolger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string" calcext:value-type="string">
            <text:p>https://www.facebook.com/groups/355885149172210/posts/651168352977220/</text:p>
          </table:table-cell>
          <table:table-cell office:value-type="string" calcext:value-type="string">
            <text:p>Fred Redekop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https://www.facebook.com/groups/355885149172210/posts/644706973623358/</text:p>
          </table:table-cell>
          <table:table-cell office:value-type="string" calcext:value-type="string">
            <text:p>Patrick Merlihan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Mayor</text:p>
          </table:table-cell>
          <table:table-cell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string" calcext:value-type="string">
            <text:p>https://www.facebook.com/groups/355885149172210/posts/646496243444431/</text:p>
          </table:table-cell>
          <table:table-cell office:value-type="string" calcext:value-type="string">
            <text:p>Evan Burgess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www.facebook.com/groups/355885149172210/posts/644098710350851/</text:p>
          </table:table-cell>
          <table:table-cell office:value-type="string" calcext:value-type="string">
            <text:p>Bonnie Bryant response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3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404977086891/</text:p>
          </table:table-cell>
          <table:table-cell office:value-type="string" calcext:value-type="string">
            <text:p>Dan Holt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facebook.com/groups/355885149172210/posts/643150110445711/</text:p>
          </table:table-cell>
          <table:table-cell office:value-type="string" calcext:value-type="string">
            <text:p>Nathan Cadeau post to Save Middlebrook Bridge Group</text:p>
          </table:table-cell>
          <table:table-cell office:value-type="string" calcext:value-type="string">
            <text:p>Save Middlebrook <text:s/>Bridge Facebook Group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fnjb/hi_everyone_im_brooklin_wallis_im_running_against/</text:p>
          </table:table-cell>
          <table:table-cell office:value-type="string" calcext:value-type="string">
            <text:p>Brooklin Wallis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9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string" calcext:value-type="string">
            <text:p>https://old.reddit.com/r/kitchener/comments/y0h70q/who_to_vote_for_ward_10/</text:p>
          </table:table-cell>
          <table:table-cell office:value-type="string" calcext:value-type="string">
            <text:p>Who to Vote for in Ward 10?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10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waterloo/comments/y1a22w/im_matthew_schwarze_and_im_running_to_be_your/</text:p>
          </table:table-cell>
          <table:table-cell office:value-type="string" calcext:value-type="string">
            <text:p>Matthew Schwarze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cxzr/wrds_trustees_summary_those_that_support_parental/</text:p>
          </table:table-cell>
          <table:table-cell office:value-type="string" calcext:value-type="string">
            <text:p>WRDS Trustees summary - those that support "parental values" are in green (ie, banning LGBT books, fighting against imaginary CRT in elementary school); those that support acknowledging LGBT people exist in yellow. Please vote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174/2022-ontario-municipal-election-meet-the-kitchener-mayoral-candidates/</text:p>
          </table:table-cell>
          <table:table-cell office:value-type="string" calcext:value-type="string">
            <text:p>2022 Ontario municipal election: Meet the Kitchener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therecord.com/waterloo_chronicle/news/2022/10/11/cast-an-informed-ballot-civictechwr-creates-one-stop-hub-to-inform-voters-in-waterloo-region.html</text:p>
          </table:table-cell>
          <table:table-cell office:value-type="string" calcext:value-type="string">
            <text:p>‘Cast an informed ballot’: CivicTechWR creates one-stop hub to inform voters in Waterloo Region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vUVYa2Pi1tE</text:p>
          </table:table-cell>
          <table:table-cell office:value-type="string" calcext:value-type="string">
            <text:p>Waterloo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Waterloo, Regional-Chair, Waterloo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WHD3jhSpy-w</text:p>
          </table:table-cell>
          <table:table-cell office:value-type="string" calcext:value-type="string">
            <text:p>Kitchener Candidate Forums (Regional Council, 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Regional-Kitchener, Regional-Chair, Kitchener-Mayo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3tHSuNW78nI</text:p>
          </table:table-cell>
          <table:table-cell office:value-type="string" calcext:value-type="string">
            <text:p>Cambridge Candidate Forums (Regional Council, Mayor, Regional Chair)</text:p>
          </table:table-cell>
          <table:table-cell office:value-type="string" calcext:value-type="string">
            <text:p>Cambridge Chamber of Commerce and CityNews 570)</text:p>
          </table:table-cell>
          <table:table-cell office:value-type="string" calcext:value-type="string">
            <text:p>Regional-Cambridge, Cambridge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youtube.com/watch?v=2hJz3BK16bo</text:p>
          </table:table-cell>
          <table:table-cell office:value-type="string" calcext:value-type="string">
            <text:p>Township of Woolwich Candidate Forums (Mayor, Regional Chair)</text:p>
          </table:table-cell>
          <table:table-cell office:value-type="string" calcext:value-type="string">
            <text:p>Greater KW Chamber of Commerce and CityNews 570)</text:p>
          </table:table-cell>
          <table:table-cell office:value-type="string" calcext:value-type="string">
            <text:p>Woolwich-Mayor, Regional-Chai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twitter.com/blackparentckw/status/1578869236621283328</text:p>
          </table:table-cell>
          <table:table-cell office:value-type="string" calcext:value-type="string">
            <text:p>Black Parent Council KW Endorsements</text:p>
          </table:table-cell>
          <table:table-cell office:value-type="string" calcext:value-type="string">
            <text:p>Black Parent Council KW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globalnews.ca/news/9190296/2022-ontario-municipal-election-waterloo-ward-7-council-candidates/</text:p>
          </table:table-cell>
          <table:table-cell office:value-type="string" calcext:value-type="string">
            <text:p>2022 Ontario municipal election: Meet the Waterloo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kitchener.ctvnews.ca/long-time-regional-councillor-provides-insight-into-why-competition-is-so-high-for-waterloo-regional-council-1.6104886?cid=sm%3Atrueanthem%3Actvkitchener%3Atwitterpost&amp;taid=6345fca58e99c600015229e8&amp;utm_campaign=trueAnthem%3A+Trending+Content&amp;utm_medium=trueAnthem&amp;utm_source=twitter</text:p>
          </table:table-cell>
          <table:table-cell office:value-type="string" calcext:value-type="string">
            <text:p>Long-time regional councillor provides insight into why competition is so high for Waterloo regional council </text:p>
          </table:table-cell>
          <table:table-cell office:value-type="string" calcext:value-type="string">
            <text:p>CTV Kitchener</text:p>
          </table:table-cell>
          <table:table-cell office:value-type="string" calcext:value-type="string">
            <text:p>Alias-All-Regional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old.reddit.com/r/kitchener/comments/y1unnf/hey_there_ward_1s_scott_davey_here_aka_the/</text:p>
          </table:table-cell>
          <table:table-cell office:value-type="string" calcext:value-type="string">
            <text:p>Scott Davey AMA (Ask Me Anything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1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youtube.com/watch?v=UzYVDfYfvZA</text:p>
          </table:table-cell>
          <table:table-cell office:value-type="string" calcext:value-type="string">
            <text:p>Berry Vrbanovic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gxWfDAyqZ3k</text:p>
          </table:table-cell>
          <table:table-cell office:value-type="string" calcext:value-type="string">
            <text:p>Val Neekman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www.youtube.com/watch?v=E4kMCd9WgVg</text:p>
          </table:table-cell>
          <table:table-cell office:value-type="string" calcext:value-type="string">
            <text:p>Mani Nai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youtube.com/watch?v=isr5nYmW5vM</text:p>
          </table:table-cell>
          <table:table-cell office:value-type="string" calcext:value-type="string">
            <text:p>Shannon Weber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ULotwQcWmZ0</text:p>
          </table:table-cell>
          <table:table-cell office:value-type="string" calcext:value-type="string">
            <text:p>Dorothy McCabe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string" calcext:value-type="string">
            <text:p>https://www.youtube.com/watch?v=Duf51aSDa8c</text:p>
          </table:table-cell>
          <table:table-cell office:value-type="string" calcext:value-type="string">
            <text:p>Rob Evan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string" calcext:value-type="string">
            <text:p>https://www.youtube.com/watch?v=iMFViE92_0g</text:p>
          </table:table-cell>
          <table:table-cell office:value-type="string" calcext:value-type="string">
            <text:p>Kypp Saunders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50by30wr.ca/2022election</text:p>
          </table:table-cell>
          <table:table-cell office:value-type="string" calcext:value-type="string">
            <text:p>50 by 2030 WR Survey</text:p>
          </table:table-cell>
          <table:table-cell office:value-type="string" calcext:value-type="string">
            <text:p>50 by 2030 Waterloo Region</text:p>
          </table:table-cell>
          <table:table-cell office:value-type="string" calcext:value-type="string">
            <text:p>Alias-All-Regional, Alias-All-AreaMunicipal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kitchener.citynews.ca/all-audio/the-mike-farwell-show/wednesday-october-12th-2022-5944021</text:p>
          </table:table-cell>
          <table:table-cell office:value-type="string" calcext:value-type="string">
            <text:p>The Mike Farwell Show for Wednesday Oct 12, 2022</text:p>
          </table:table-cell>
          <table:table-cell office:value-type="string" calcext:value-type="string">
            <text:p>News 570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opinion/2022/10/12/are-you-voting-for-climate-action-in-the-municipal-election.html</text:p>
          </table:table-cell>
          <table:table-cell office:value-type="string" calcext:value-type="string">
            <text:p>Are you voting for climate action in the municipal election?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kitchener/comments/y302i8/val_neekmans_homeless_plan/</text:p>
          </table:table-cell>
          <table:table-cell office:value-type="string" calcext:value-type="string">
            <text:p>Val Neekman's homeless plan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ld.reddit.com/r/waterloo/comments/y2wr35/the_farright_is_trying_to_stack_school_boards/</text:p>
          </table:table-cell>
          <table:table-cell office:value-type="string" calcext:value-type="string">
            <text:p>The far-right is trying to stack school boards. Vote for schools that are safe for all kids (/r/waterloo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cbc.ca/news/canada/kitchener-waterloo/waterloo-region-municipal-election-not-seeking-reelection-1.6613795?cmp=rss</text:p>
          </table:table-cell>
          <table:table-cell office:value-type="string" calcext:value-type="string">
            <text:p>These 3 councillors in Waterloo region share why they opted not to seek re-election this fall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old.reddit.com/r/waterloo/comments/y25ybf/my_opinion_of_the_ward_6_candidates_after/</text:p>
          </table:table-cell>
          <table:table-cell office:value-type="string" calcext:value-type="string">
            <text:p>My opinion of the Ward 6 candidates after yesterday's forum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Ward-06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haltonregionvotes.org/2022-municipal-elections-candidates-halton</text:p>
          </table:table-cell>
          <table:table-cell office:value-type="string" calcext:value-type="string">
            <text:p>The far-right is trying to stack school boards. Vote for schools that are safe for all kids (/r/kitchener)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Alias-SchoolBoard-Public-English 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youtube.com/watch?v=rAo6rEEjCFE</text:p>
          </table:table-cell>
          <table:table-cell office:value-type="string" calcext:value-type="string">
            <text:p>Milos Posalvjak interview</text:p>
          </table:table-cell>
          <table:table-cell office:value-type="string" calcext:value-type="string">
            <text:p>Centre for Family Business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spokeonline.com/2022/10/two-young-candidates-vie-to-unseat-incumbent-in-cambridge-ward-2-city-council-race/</text:p>
          </table:table-cell>
          <table:table-cell office:value-type="string" calcext:value-type="string">
            <text:p>Two young candidates vie to unseat incumbent in Cambridge Ward 2 city council race</text:p>
          </table:table-cell>
          <table:table-cell office:value-type="string" calcext:value-type="string">
            <text:p>Spoke Online</text:p>
          </table:table-cell>
          <table:table-cell office:value-type="string" calcext:value-type="string">
            <text:p>Cambridge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meet-the-candidates-2/</text:p>
          </table:table-cell>
          <table:table-cell office:value-type="string" calcext:value-type="string">
            <text:p>Meet the Candidates (Report from all-candidates meeting)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Woolwich-Mayor, Woolwich-Ward-01, Woolwich-Ward-02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wrdsb-controversy-adds-spark-to-election/</text:p>
          </table:table-cell>
          <table:table-cell office:value-type="string" calcext:value-type="string">
            <text:p>WRDSB controversy adds spark to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observerxtra.com/2022/10/13/three-candidates-vying-for-regional-chairs-job-in-election/</text:p>
          </table:table-cell>
          <table:table-cell office:value-type="string" calcext:value-type="string">
            <text:p>Three candidates vying for regional chair’s job in election</text:p>
          </table:table-cell>
          <table:table-cell office:value-type="string" calcext:value-type="string">
            <text:p>Woolwich Observer</text:p>
          </table:table-cell>
          <table:table-cell office:value-type="string" calcext:value-type="string">
            <text:p>Regional-Chair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online-hubs-gather-municipal-election-info-to-help-voters-get-informed-5947599</text:p>
          </table:table-cell>
          <table:table-cell office:value-type="string" calcext:value-type="string">
            <text:p>Online hubs gather municipal election info to help voters get informed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winston-francis-wcdsb-trustee-5948650</text:p>
          </table:table-cell>
          <table:table-cell office:value-type="string" calcext:value-type="string">
            <text:p>MEET THE CANDIDATES: Winston Francis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david-guerin-wcdsb-trustee-5948785</text:p>
          </table:table-cell>
          <table:table-cell office:value-type="string" calcext:value-type="string">
            <text:p>MEET THE CANDIDATES: David Guerin, WC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michael-john-rattee-wcdsb-trustee-5949641</text:p>
          </table:table-cell>
          <table:table-cell office:value-type="string" calcext:value-type="string">
            <text:p>MEET THE CANDIDATES: Michael John Rattee, WCDSB trustee</text:p>
          </table:table-cell>
          <table:table-cell office:value-type="string" calcext:value-type="string">
            <text:p>CambridgeToday</text:p>
          </table:table-cell>
          <table:table-cell office:value-type="string" calcext:value-type="string">
            <text:p>SchoolBoard-Catho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ourtney-waterfall-wrdsb-trustee-5950682</text:p>
          </table:table-cell>
          <table:table-cell office:value-type="string" calcext:value-type="string">
            <text:p>MEET THE CANDIDATES: Courtney Waterfall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uxon-burgess-wrdsb-trustee-5950760</text:p>
          </table:table-cell>
          <table:table-cell office:value-type="string" calcext:value-type="string">
            <text:p>MEET THE CANDIDATES: Luxon Burges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bill-cody-wrdsb-trustee-5950810</text:p>
          </table:table-cell>
          <table:table-cell office:value-type="string" calcext:value-type="string">
            <text:p>MEET THE CANDIDATES: Bill Cody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linda-brooks-wrdsb-trustee-5950938</text:p>
          </table:table-cell>
          <table:table-cell office:value-type="string" calcext:value-type="string">
            <text:p>MEET THE CANDIDATES: Linda Brooks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carla-johnson-wrdsb-trustee-5950989</text:p>
          </table:table-cell>
          <table:table-cell office:value-type="string" calcext:value-type="string">
            <text:p>MEET THE CANDIDATES: Carla Johnson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string" calcext:value-type="string">
            <text:p>https://www.cambridgetoday.ca/2022-municipal-election-news/meet-the-candidates-jayne-herring-wrdsb-trustee-5951090</text:p>
          </table:table-cell>
          <table:table-cell office:value-type="string" calcext:value-type="string">
            <text:p>MEET THE CANDIDATES: Jayne Herring, WRDSB trustee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SchoolBoard-Public-English-Cambridge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globalnews.ca/news/9199221/2022-ontario-municipal-election-meet-the-cambridge-mayoral-candidates/</text:p>
          </table:table-cell>
          <table:table-cell office:value-type="string" calcext:value-type="string">
            <text:p>2022 Ontario municipal election: Meet the Cambridge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opinion/2022/10/14/how-to-choose-your-election-candidates.html</text:p>
          </table:table-cell>
          <table:table-cell office:value-type="string" calcext:value-type="string">
            <text:p>Luisa D’Amato: How to choose your election candidate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record.com/news/municipal-election/2022/10/14/renters-on-the-rise-in-waterloo-but-most-election-candidates-in-this-high-priced-city-are-homeowners.html</text:p>
          </table:table-cell>
          <table:table-cell office:value-type="string" calcext:value-type="string">
            <text:p>Renters on the rise in Waterloo but most election candidates in this high-priced city are homeowne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www.therecord.com/news/municipal-election/2022/10/12/township-residents-mine-waterloo-region-politicians-on-gravel-pit-issue.html</text:p>
          </table:table-cell>
          <table:table-cell office:value-type="string" calcext:value-type="string">
            <text:p>Township residents mine Waterloo Region politicians on gravel pit issue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Wilmot, Alias-Wellesley, Alias-Woolwich, Alias-NorthDumfries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citified.substack.com/p/who-does-what</text:p>
          </table:table-cell>
          <table:table-cell office:value-type="string" calcext:value-type="string">
            <text:p>Who does what?</text:p>
          </table:table-cell>
          <table:table-cell office:value-type="string" calcext:value-type="string">
            <text:p>Citifie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cambridgetoday.ca/2022-municipal-election-news/virtual-forum-features-candidates-for-regional-council-mayor-5954237</text:p>
          </table:table-cell>
          <table:table-cell office:value-type="string" calcext:value-type="string">
            <text:p>Virtual forum features candidates for regional council, mayor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Cambridge-Mayor, Regional-Cambridge, Regional-Chair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www.theglobeandmail.com/canada/article-why-a-waterloo-ont-school-board-has-emerged-as-a-battleground-for/</text:p>
          </table:table-cell>
          <table:table-cell office:value-type="string" calcext:value-type="string">
            <text:p>Why a Waterloo, Ont., school board has emerged as a battleground for ideological politics</text:p>
          </table:table-cell>
          <table:table-cell office:value-type="string" calcext:value-type="string">
            <text:p>The Globe and Mail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string" calcext:value-type="string">
            <text:p>https://www.tenilleb.com/news/2022/10/6/the-election-is-acoming-here-are-a-few-tips-on-choosing-candidates</text:p>
          </table:table-cell>
          <table:table-cell office:value-type="string" calcext:value-type="string">
            <text:p>It's election season! How to choose from a strong field (and a few names worth checking out)</text:p>
          </table:table-cell>
          <table:table-cell office:value-type="string" calcext:value-type="string">
            <text:p>Tenille Bonoguore</text:p>
          </table:table-cell>
          <table:table-cell office:value-type="string" calcext:value-type="string">
            <text:p>Waterloo-Ward-07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string" calcext:value-type="string">
            <text:p>https://www.therecord.com/news/municipal-election/2022/10/08/four-people-vying-to-lead-waterloo-council-at-a-time-of-fast-but-uneven-growth.html</text:p>
          </table:table-cell>
          <table:table-cell office:value-type="string" calcext:value-type="string">
            <text:p>Four people vying to lead Waterloo council at a time of fast but uneven growth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string" calcext:value-type="string">
            <text:p>https://www.youtube.com/watch?v=3pM1mm62qwU</text:p>
          </table:table-cell>
          <table:table-cell office:value-type="string" calcext:value-type="string">
            <text:p>Vista Hills Neighbourhood Association All-Candidates Meeting</text:p>
          </table:table-cell>
          <table:table-cell office:value-type="string" calcext:value-type="string">
            <text:p>Vista Hills Neighbourhood Association</text:p>
          </table:table-cell>
          <table:table-cell office:value-type="string" calcext:value-type="string">
            <text:p>Waterloo-Mayor, Waterloo-Ward-02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therecord.com/news/municipal-election/2022/10/15/the-waterloo-public-board-is-really-at-the-centre-of-the-current-culture-war-in-canadian-education-systems.html</text:p>
          </table:table-cell>
          <table:table-cell office:value-type="string" calcext:value-type="string">
            <text:p>‘The Waterloo public board is really at the centre of the current culture war in Canadian education systems’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www.cbc.ca/news/canada/kitchener-waterloo/school-board-trustee-elections-1.6615227</text:p>
          </table:table-cell>
          <table:table-cell office:value-type="string" calcext:value-type="string">
            <text:p>Do your homework on who's running for school board trustees, say researchers and candidate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All-SchoolBoards</text:p>
          </table:table-cell>
          <table:table-cell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string" calcext:value-type="string">
            <text:p>https://anchor.fm/homerange/episodes/22-10-11-Promenade-segment-3-of-4-Paul-Nijjar-of-CivicTechWR-e1p6bqc</text:p>
          </table:table-cell>
          <table:table-cell office:value-type="string" calcext:value-type="string">
            <text:p>22 10 11 Promenade segment 3 of 4: Paul Nijjar of CivicTechWR</text:p>
          </table:table-cell>
          <table:table-cell office:value-type="string" calcext:value-type="string">
            <text:p>Home Range Podcast</text:p>
          </table:table-cell>
          <table:table-cell office:value-type="string" calcext:value-type="string">
            <text:p>Self-Promotion</text:p>
          </table:table-cell>
          <table:table-cell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string" calcext:value-type="string">
            <text:p>https://archive.org/details/2022-10-15-wrdsb-kitchener-meeting</text:p>
          </table:table-cell>
          <table:table-cell office:value-type="string" calcext:value-type="string">
            <text:p>WRDSB Kitchener Public School Trustee Candidates Meeting – Oct 15, 2022</text:p>
          </table:table-cell>
          <table:table-cell office:value-type="string" calcext:value-type="string">
            <text:p>Cherry Park Neighbourhood Association and Victoria Park Neighbourhood Association</text:p>
          </table:table-cell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Recording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475/2022-ontario-municipal-election-cambridge-ward-2-council-candidates/</text:p>
          </table:table-cell>
          <table:table-cell office:value-type="string" calcext:value-type="string">
            <text:p>2022 Ontario municipal election: Meet the Cambridge Ward 2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2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199932/2022-ontario-municipal-election-meet-the-cambridge-ward-4-council-candidates/</text:p>
          </table:table-cell>
          <table:table-cell office:value-type="string" calcext:value-type="string">
            <text:p>2022 Ontario municipal election: Meet the Cambridge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Cambridge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0035/2022-ontario-municipal-election-kitchener-ward-6-council-candidates/</text:p>
          </table:table-cell>
          <table:table-cell office:value-type="string" calcext:value-type="string">
            <text:p>2022 Ontario municipal election: Meet the Kitchener Ward 6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6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796/2022-ontario-municipal-election-meet-the-kitchener-ward-4-council-candidates/</text:p>
          </table:table-cell>
          <table:table-cell office:value-type="string" calcext:value-type="string">
            <text:p>2022 Ontario municipal election: Meet the Kitchener Ward 4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4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1824/2022-ontario-municipal-election-kitchener-ward-7-council-candidates/</text:p>
          </table:table-cell>
          <table:table-cell office:value-type="string" calcext:value-type="string">
            <text:p>2022 Ontario municipal election: Meet the Kitchener Ward 7 counci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Kitchener-Ward-07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globalnews.ca/news/9203522/2022-ontario-municipal-election-meet-the-waterloo-mayoral-candidates/</text:p>
          </table:table-cell>
          <table:table-cell office:value-type="string" calcext:value-type="string">
            <text:p>2022 Ontario municipal election: Meet the Waterloo mayoral candidates</text:p>
          </table:table-cell>
          <table:table-cell office:value-type="string" calcext:value-type="string">
            <text:p>Global News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bc.ca/news/canada/kitchener-waterloo/voter-panel-municipal-election-housing-climate-concerns-1.6619027</text:p>
          </table:table-cell>
          <table:table-cell office:value-type="string" calcext:value-type="string">
            <text:p>Housing crisis and climate change are top of mind for these Waterloo region voter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string" calcext:value-type="string">
            <text:p>https://www.cambridgetoday.ca/2022-municipal-election-news/politics-front-and-centre-in-contentious-school-board-election-5965923</text:p>
          </table:table-cell>
          <table:table-cell office:value-type="string" calcext:value-type="string">
            <text:p>Politics front and centre in contentious school board election</text:p>
          </table:table-cell>
          <table:table-cell office:value-type="string" calcext:value-type="string">
            <text:p>Cambridge Today</text:p>
          </table:table-cell>
          <table:table-cell office:value-type="string" calcext:value-type="string">
            <text:p>Alias-SchoolBoard-Public-English</text:p>
          </table:table-cell>
          <table:table-cell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string" calcext:value-type="string">
            <text:p>https://kitchener.citynews.ca/local-news/complaint-suggests-website-seeking-to-sway-local-trustee-race-5955794</text:p>
          </table:table-cell>
          <table:table-cell office:value-type="string" calcext:value-type="string">
            <text:p>Complaint suggests website seeking to sway local trustee race</text:p>
          </table:table-cell>
          <table:table-cell office:value-type="string" calcext:value-type="string">
            <text:p>CityNews</text:p>
          </table:table-cell>
          <table:table-cell table:number-columns-repeated="2" office:value-type="string" calcext:value-type="string">
            <text:p>Alias-SchoolBoard-Public-English</text:p>
          </table:table-cell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string" calcext:value-type="string">
            <text:p>https://yourlocaltrades.ca/election-2022/</text:p>
          </table:table-cell>
          <table:table-cell office:value-type="string" calcext:value-type="string">
            <text:p>Election 2022 Endorsement of Shannon Weber</text:p>
          </table:table-cell>
          <table:table-cell office:value-type="string" calcext:value-type="string">
            <text:p>Waterloo Wellington Dufferin and Grey Building and Construction Trades Council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Comparison</text:p>
          </table:table-cell>
        </table:table-row>
        <table:table-row table:style-name="ro1" table:number-rows-repeated="10481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Withdraw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LinkedIn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8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8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8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8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3"/>
          <table:table-cell office:value-type="string" calcext:value-type="string">
            <text:p>https://www.voteforarkani.net/</text:p>
          </table:table-cell>
          <table:table-cell table:number-columns-repeated="4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3"/>
          <table:table-cell office:value-type="string" calcext:value-type="string">
            <text:p><text:a xlink:href="https://wendyjashby.godaddysites.com/" xlink:type="simple">https://wendyjashby.godaddysites.com/</text:a></text:p>
          </table:table-cell>
          <table:table-cell table:number-columns-repeated="4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8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8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8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2"/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8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8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evic</text:p>
          </table:table-cell>
          <table:table-cell office:value-type="string" calcext:value-type="string">
            <text:p>Alan</text:p>
          </table:table-cell>
          <table:table-cell table:number-columns-repeated="8"/>
          <table:table-cell office:value-type="string" calcext:value-type="string">
            <text:p>alan-becirevic-Kitchener-Ward-01</text:p>
          </table:table-cell>
          <table:table-cell office:value-type="string" calcext:value-type="string">
            <text:p>Kitchener-Ward-01-alan-becire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3"/>
          <table:table-cell office:value-type="string" calcext:value-type="string">
            <text:p>https://khaledberbash.com</text:p>
          </table:table-cell>
          <table:table-cell table:number-columns-repeated="4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8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8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https://www.facebook.com/Vote4JimBolger</text:p>
          </table:table-cell>
          <table:table-cell/>
          <table:table-cell office:value-type="string" calcext:value-type="string">
            <text:p>https://www.instagram.com/bolgerjim</text:p>
          </table:table-cell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3"/>
          <table:table-cell office:value-type="string" calcext:value-type="string">
            <text:p>http://www.mandibond.ca/</text:p>
          </table:table-cell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https://www.facebook.com/Elect-Mandi-Bond-104330819090542</text:p>
          </table:table-cell>
          <table:table-cell table:number-columns-repeated="2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7"/>
          <table:table-cell office:value-type="string" calcext:value-type="string">
            <text:p>http://instagram.com/codybotelhoformayor/</text:p>
          </table:table-cell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8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8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3"/>
          <table:table-cell office:value-type="string" calcext:value-type="string">
            <text:p>https://joebrenner.ca/</text:p>
          </table:table-cell>
          <table:table-cell/>
          <table:table-cell office:value-type="string" calcext:value-type="string">
            <text:p>https://www.facebook.com/JoeBrennerward5</text:p>
          </table:table-cell>
          <table:table-cell table:number-columns-repeated="2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8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8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8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https://www.facebook.com/people/Vote-Lux-Burgess-for-WRDSB-Trustee/100084763202459</text:p>
          </table:table-cell>
          <table:table-cell table:number-columns-repeated="2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8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6"/>
          <table:table-cell office:value-type="string" calcext:value-type="string">
            <text:p>https://www.linkedin.com/in/ncadeau</text:p>
          </table:table-cell>
          <table:table-cell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https://www.facebook.com/votetylercalver</text:p>
          </table:table-cell>
          <table:table-cell table:number-columns-repeated="2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8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8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8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8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8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8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8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3"/>
          <table:table-cell office:value-type="string" calcext:value-type="string">
            <text:p>https://www.billcody.ca</text:p>
          </table:table-cell>
          <table:table-cell table:number-columns-repeated="4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8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8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/>
          <table:table-cell office:value-type="string" calcext:value-type="string">
            <text:p>519-222-9451</text:p>
          </table:table-cell>
          <table:table-cell office:value-type="string" calcext:value-type="string">
            <text:p>info@dougcraig.ca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8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8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8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8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8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8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8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8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8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2"/>
          <table:table-cell office:value-type="string" calcext:value-type="string">
            <text:p>mdheer4trustee@outlook.com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4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 table:number-columns-repeated="3"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table:number-columns-repeated="3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8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3"/>
          <table:table-cell office:value-type="string" calcext:value-type="string">
            <text:p>https://www.lilliannedunstall4wilmot.ca/</text:p>
          </table:table-cell>
          <table:table-cell table:number-columns-repeated="4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8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8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/>
          <table:table-cell office:value-type="string" calcext:value-type="string">
            <text:p>519-897-1353</text:p>
          </table:table-cell>
          <table:table-cell office:value-type="string" calcext:value-type="string">
            <text:p><text:a xlink:href="mailto:info@jimerbwaterloo.ca" xlink:type="simple">info@jimerbwaterloo.ca</text:a>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2"/>
          <table:table-cell office:value-type="string" calcext:value-type="string">
            <text:p>Nicholas_Ermeta_4_Cambridge@yahoo.ca</text:p>
          </table:table-cell>
          <table:table-cell/>
          <table:table-cell office:value-type="string" calcext:value-type="string">
            <text:p>http://twitter.com/NicholasErmeta</text:p>
          </table:table-cell>
          <table:table-cell office:value-type="string" calcext:value-type="string">
            <text:p>https://www.facebook.com/Nicholas.Ermeta</text:p>
          </table:table-cell>
          <table:table-cell table:number-columns-repeated="2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2"/>
          <table:table-cell office:value-type="string" calcext:value-type="string">
            <text:p>team@robevansmayor.ca</text:p>
          </table:table-cell>
          <table:table-cell/>
          <table:table-cell office:value-type="string" calcext:value-type="string">
            <text:p>https://twitter.com/robevansmayor</text:p>
          </table:table-cell>
          <table:table-cell table:number-columns-repeated="2"/>
          <table:table-cell office:value-type="string" calcext:value-type="string">
            <text:p>https://www.instagram.com/robevansmayor/</text:p>
          </table:table-cell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2"/>
          <table:table-cell office:value-type="string" calcext:value-type="string">
            <text:p><text:a xlink:href="mailto:fife4ten@gmail.com" xlink:type="simple">fife4ten@gmail.com</text:a></text:p>
          </table:table-cell>
          <table:table-cell office:value-type="string" calcext:value-type="string">
            <text:p><text:a xlink:href="https://www.fife4ten.ca/" xlink:type="simple">https://www.fife4ten.ca/</text:a></text:p>
          </table:table-cell>
          <table:table-cell table:number-columns-repeated="4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3"/>
          <table:table-cell office:value-type="string" calcext:value-type="string">
            <text:p>http://www.fischer4ward6.ca/</text:p>
          </table:table-cell>
          <table:table-cell table:number-columns-repeated="4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/>
          <table:table-cell office:value-type="string" calcext:value-type="string">
            <text:p>647-299-0947</text:p>
          </table:table-cell>
          <table:table-cell office:value-type="string" calcext:value-type="string">
            <text:p>mark@markdfisher.ca</text:p>
          </table:table-cell>
          <table:table-cell office:value-type="string" calcext:value-type="string">
            <text:p>https://markdfisher.ca</text:p>
          </table:table-cell>
          <table:table-cell/>
          <table:table-cell office:value-type="string" calcext:value-type="string">
            <text:p>https://www.facebook.com/MarkDFisherCambridge</text:p>
          </table:table-cell>
          <table:table-cell table:number-columns-repeated="2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519-465-6325</text:p>
          </table:table-cell>
          <table:table-cell/>
          <table:table-cell office:value-type="string" calcext:value-type="string">
            <text:p>https://www.markforregionalcouncil.com</text:p>
          </table:table-cell>
          <table:table-cell table:number-columns-repeated="4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8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/>
          <table:table-cell office:value-type="string" calcext:value-type="string">
            <text:p>647-298-4584</text:p>
          </table:table-cell>
          <table:table-cell table:number-columns-repeated="6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8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8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8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<text:a xlink:href="mailto:dariusz@kwtrustee.ca" xlink:type="simple">dariusz@kwtrustee.ca</text:a></text:p>
          </table:table-cell>
          <table:table-cell office:value-type="string" calcext:value-type="string">
            <text:p><text:a xlink:href="https://kwtrustee.ca/" xlink:type="simple">https://kwtrustee.ca/</text:a></text:p>
          </table:table-cell>
          <table:table-cell table:number-columns-repeated="4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8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8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8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style-name="ce18"/>
          <table:table-cell/>
          <table:table-cell office:value-type="string" calcext:value-type="string">
            <text:p><text:a xlink:href="mailto:matthewg4ward3@gmail.com" xlink:type="simple">matthewg4ward3@gmail.com</text:a>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8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8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/>
          <table:table-cell office:value-type="string" calcext:value-type="string">
            <text:p>519-574-0061</text:p>
          </table:table-cell>
          <table:table-cell table:number-columns-repeated="2"/>
          <table:table-cell office:value-type="string" calcext:value-type="string">
            <text:p><text:a xlink:href="https://twitter.com/hanmer4ward1" xlink:type="simple">https://twitter.com/hanmer4ward1</text:a></text:p>
          </table:table-cell>
          <table:table-cell table:number-columns-repeated="2"/>
          <table:table-cell office:value-type="string" calcext:value-type="string">
            <text:p><text:a xlink:href="https://instagram.com/sandrahanmer2022" xlink:type="simple">https://instagram.com/sandrahanmer2022</text:a></text:p>
          </table:table-cell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8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2"/>
          <table:table-cell office:value-type="string" calcext:value-type="string">
            <text:p>barbaraharrington6322@gmail.com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8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8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8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8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2"/>
          <table:table-cell office:value-type="string" calcext:value-type="string">
            <text:p>Lana@Lana4Ward10.c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8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3"/>
          <table:table-cell office:value-type="string" calcext:value-type="string">
            <text:p>https://sites.google.com/view/votefordanholt/</text:p>
          </table:table-cell>
          <table:table-cell table:number-columns-repeated="4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2"/>
          <table:table-cell office:value-type="string" calcext:value-type="string">
            <text:p>dhood@rogers.com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8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8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8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8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2"/>
          <table:table-cell office:value-type="string" calcext:value-type="string">
            <text:p><text:a xlink:href="mailto:carla@carlajohnson.ca" xlink:type="simple">carla@carlajohnson.ca</text:a>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://www.margaretjohnston.ca/</text:p>
          </table:table-cell>
          <table:table-cell table:number-columns-repeated="4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8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8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8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2"/>
          <table:table-cell office:value-type="string" calcext:value-type="string">
            <text:p>Keating4council2022@gmail.com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8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8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https://www.facebook.com/CoreyKimpsonWard3</text:p>
          </table:table-cell>
          <table:table-cell/>
          <table:table-cell office:value-type="string" calcext:value-type="string">
            <text:p>https://www.instagram.com/elect_corey_kimpson_ward_3/</text:p>
          </table:table-cell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https://www.facebook.com/votereneekraft</text:p>
          </table:table-cell>
          <table:table-cell table:number-columns-repeated="2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8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8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8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/>
          <table:table-cell office:value-type="string" calcext:value-type="string">
            <text:p>1-877-856-7371</text:p>
          </table:table-cell>
          <table:table-cell table:number-columns-repeated="6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8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8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8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4"/>
          <table:table-cell office:value-type="string" calcext:value-type="string">
            <text:p>https://twitter.com/Steven_Pmartin</text:p>
          </table:table-cell>
          <table:table-cell table:number-columns-repeated="2"/>
          <table:table-cell office:value-type="string" calcext:value-type="string">
            <text:p>https://www.instagram.com/stevepmartin</text:p>
          </table:table-cell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8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4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 table:number-columns-repeated="3"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8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8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8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8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2"/>
          <table:table-cell office:value-type="string" calcext:value-type="string">
            <text:p>info@VoteMcGarry.ca</text:p>
          </table:table-cell>
          <table:table-cell table:number-columns-repeated="2"/>
          <table:table-cell office:value-type="string" calcext:value-type="string">
            <text:p>https://www.facebook.com/kathryn.mcgarry.5</text:p>
          </table:table-cell>
          <table:table-cell table:number-columns-repeated="2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8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8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3"/>
          <table:table-cell office:value-type="string" calcext:value-type="string">
            <text:p>https://fredmeissner4trustee.weebly.com/</text:p>
          </table:table-cell>
          <table:table-cell table:number-columns-repeated="4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8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4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 table:number-columns-repeated="3"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/>
          <table:table-cell office:value-type="string" calcext:value-type="string">
            <text:p>519-404-9185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/>
          <table:table-cell office:value-type="string" calcext:value-type="string">
            <text:p><text:a xlink:href="https://www.facebook.com/MartinMirt4WaterlooWilmot" xlink:type="simple">https://www.facebook.com/MartinMirt4WaterlooWilmot</text:a></text:p>
          </table:table-cell>
          <table:table-cell/>
          <table:table-cell office:value-type="string" calcext:value-type="string">
            <text:p><text:a xlink:href="https://www.instagram.com/martinmirt4trustee/" xlink:type="simple">https://www.instagram.com/martinmirt4trustee/</text:a></text:p>
          </table:table-cell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3"/>
          <table:table-cell office:value-type="string" calcext:value-type="string">
            <text:p>https://healthyspiceoflife.com/</text:p>
          </table:table-cell>
          <table:table-cell table:number-columns-repeated="4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8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8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office:value-type="string" calcext:value-type="string">
            <text:p>Y</text:p>
          </table:table-cell>
          <table:table-cell table:number-columns-repeated="7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8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8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8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8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8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8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8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8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8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8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6"/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</text:p>
          </table:table-cell>
          <table:table-cell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8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8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8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8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8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8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2"/>
          <table:table-cell office:value-type="string" calcext:value-type="string">
            <text:p><text:a xlink:href="mailto:marisaptrustee@gmail.com" xlink:type="simple">marisaptrustee@gmail.com</text:a></text:p>
          </table:table-cell>
          <table:table-cell office:value-type="string" calcext:value-type="string">
            <text:p>http://www.marisaphillips.ca/</text:p>
          </table:table-cell>
          <table:table-cell table:number-columns-repeated="4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https://brucepolanward7.wixsite.com/bruce-polan</text:p>
          </table:table-cell>
          <table:table-cell table:number-columns-repeated="2"/>
          <table:table-cell office:value-type="string" calcext:value-type="string">
            <text:p>https://www.linkedin.com/in/brucepolan/</text:p>
          </table:table-cell>
          <table:table-cell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6"/>
          <table:table-cell office:value-type="string" calcext:value-type="string">
            <text:p>DELETE</text:p>
          </table:table-cell>
          <table:table-cell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<text:a xlink:href="https://m.facebook.com/515683952/" xlink:type="simple">https://m.facebook.com/515683952/</text:a></text:p>
          </table:table-cell>
          <table:table-cell table:number-columns-repeated="2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8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3"/>
          <table:table-cell office:value-type="string" calcext:value-type="string">
            <text:p>http://www.votemikeramsay.org/</text:p>
          </table:table-cell>
          <table:table-cell table:number-columns-repeated="4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8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8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8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8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8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8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8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8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2"/>
          <table:table-cell office:value-type="string" calcext:value-type="string">
            <text:p>roach.ward3waterloo@gmail.com</text:p>
          </table:table-cell>
          <table:table-cell office:value-type="string" calcext:value-type="string">
            <text:p>https://www.hansroachwaterloo.com/</text:p>
          </table:table-cell>
          <table:table-cell table:number-columns-repeated="4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8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8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8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8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8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3"/>
          <table:table-cell office:value-type="string" calcext:value-type="string">
            <text:p>http://www.tarafortrustee.ca/</text:p>
          </table:table-cell>
          <table:table-cell table:number-columns-repeated="4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8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8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table:number-columns-repeated="3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3"/>
          <table:table-cell office:value-type="string" calcext:value-type="string">
            <text:p><text:a xlink:href="https://kyppsaunders.nationbuilder.com/" xlink:type="simple">https://kyppsaunders.nationbuilder.com/</text:a></text:p>
          </table:table-cell>
          <table:table-cell table:number-columns-repeated="4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8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8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https://www.facebook.com/vote.matthewschwarze/</text:p>
          </table:table-cell>
          <table:table-cell table:number-columns-repeated="2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8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8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3"/>
          <table:table-cell office:value-type="string" calcext:value-type="string">
            <text:p>https://www.ashershahzad.ca/</text:p>
          </table:table-cell>
          <table:table-cell table:number-columns-repeated="4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8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8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DELETE</text:p>
          </table:table-cell>
          <table:table-cell table:number-columns-repeated="2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8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/>
          <table:table-cell office:value-type="string" calcext:value-type="string">
            <text:p>519-589-7065</text:p>
          </table:table-cell>
          <table:table-cell/>
          <table:table-cell office:value-type="string" calcext:value-type="string">
            <text:p>https://sikora4trustee.com</text:p>
          </table:table-cell>
          <table:table-cell table:number-columns-repeated="4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8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8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8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8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8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8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office:value-type="string" calcext:value-type="string">
            <text:p>http://www.conradstanley.info/</text:p>
          </table:table-cell>
          <table:table-cell table:number-columns-repeated="4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8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8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8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8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/>
          <table:table-cell office:value-type="string" calcext:value-type="string">
            <text:p>226-772-0418 <text:s/>x101</text:p>
          </table:table-cell>
          <table:table-cell office:value-type="string" calcext:value-type="string">
            <text:p>mary.henein87@gmail.com</text:p>
          </table:table-cell>
          <table:table-cell office:value-type="string" calcext:value-type="string">
            <text:p>https://mary4kitchenercouncil.my.canva.site/</text:p>
          </table:table-cell>
          <table:table-cell table:number-columns-repeated="4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8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/>
          <table:table-cell office:value-type="string" calcext:value-type="string">
            <text:p>548-255-238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table:number-columns-repeated="4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8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7"/>
          <table:table-cell office:value-type="string" calcext:value-type="string">
            <text:p>https://www.instagram.com/cliffordforward4/</text:p>
          </table:table-cell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8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8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/>
          <table:table-cell office:value-type="string" calcext:value-type="string">
            <text:p>1-800-311-5611</text:p>
          </table:table-cell>
          <table:table-cell table:number-columns-repeated="6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8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8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8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8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8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3"/>
          <table:table-cell office:value-type="string" calcext:value-type="string">
            <text:p>https://www.meenaforschools.com/</text:p>
          </table:table-cell>
          <table:table-cell table:number-columns-repeated="4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<text:a xlink:href="https://www.facebook.com/courtneywaterfallforwrdsbtrustee" xlink:type="simple">https://www.facebook.com/courtneywaterfallforwrdsbtrustee</text:a></text:p>
          </table:table-cell>
          <table:table-cell table:number-columns-repeated="2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3"/>
          <table:table-cell office:value-type="string" calcext:value-type="string">
            <text:p>http://www.cindywatkin.com/</text:p>
          </table:table-cell>
          <table:table-cell table:number-columns-repeated="4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/>
          <table:table-cell office:value-type="string" calcext:value-type="string">
            <text:p>519-654-8478</text:p>
          </table:table-cell>
          <table:table-cell table:number-columns-repeated="2"/>
          <table:table-cell office:value-type="string" calcext:value-type="string">
            <text:p><text:a xlink:href="https://twitter.com/cindyw_watson" xlink:type="simple">https://twitter.com/cindyw_watson</text:a></text:p>
          </table:table-cell>
          <table:table-cell table:number-columns-repeated="3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/>
          <table:table-cell office:value-type="string" calcext:value-type="string">
            <text:p>226-896-0008</text:p>
          </table:table-cell>
          <table:table-cell table:number-columns-repeated="6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https://www.facebook.com/traceyweilerkw</text:p>
          </table:table-cell>
          <table:table-cell/>
          <table:table-cell office:value-type="string" calcext:value-type="string">
            <text:p>https://www.instagram.com/traceyweiler/</text:p>
          </table:table-cell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8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2"/>
          <table:table-cell office:value-type="string" calcext:value-type="string">
            <text:p>nate@natewhalen.com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8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8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8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8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8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3"/>
          <table:table-cell office:value-type="string" calcext:value-type="string">
            <text:p>https://kathleenwoodcock.ca/</text:p>
          </table:table-cell>
          <table:table-cell table:number-columns-repeated="4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/>
          <table:table-cell office:value-type="string" calcext:value-type="string">
            <text:p>519-747-8191</text:p>
          </table:table-cell>
          <table:table-cell table:number-columns-repeated="5"/>
          <table:table-cell office:value-type="string" calcext:value-type="string">
            <text:p>https://www.instagram.com/wendywoodhall4trustee</text:p>
          </table:table-cell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8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8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SchoolBoard-Catholic-English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8" table:default-cell-style-name="ce19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media.F1:media.F344" table:orientation="column"/>
        <table:database-range table:name="__Anonymous_Sheet_DB__2" table:target-range-address="overrides.A1:overrides.L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8">0000-00-00</text:date>, <text:time style:data-style-name="N2" text:time-value="18:21:12.6189284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10-18T17:21:07.615032944</dc:date>
    <meta:editing-duration>P17DT1H56M7S</meta:editing-duration>
    <meta:editing-cycles>236</meta:editing-cycles>
    <meta:document-statistic meta:table-count="5" meta:cell-count="3988" meta:object-count="0"/>
  </office:meta>
</office:document-meta>
</file>